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3" calcext:value-type="float">
            <text:p>169609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ucas aurig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rianus auriga</text:p>
          </table:table-cell>
          <table:table-cell office:value-type="string" calcext:value-type="string">
            <text:p>Regina /Wlodarzewna/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6" calcext:value-type="float">
            <text:p>1696092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/Kroiek/ illegitimate</text:p>
          </table:table-cell>
          <table:table-cell office:value-type="string" calcext:value-type="string">
            <text:p>Sophi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30" calcext:value-type="float">
            <text:p>169609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ieszielczy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/Piechola/ cmeto</text:p>
          </table:table-cell>
          <table:table-cell office:value-type="string" calcext:value-type="string">
            <text:p>Regina /Chade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2" calcext:value-type="float">
            <text:p>169610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tephan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Regina virgo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4" calcext:value-type="float">
            <text:p>169610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/ de Międzylesie</text:p>
          </table:table-cell>
          <table:table-cell office:value-type="string" calcext:value-type="string">
            <text:p>Dorothea sartoriss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6" calcext:value-type="float">
            <text:p>169610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chael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Hedvigis molendinar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20" calcext:value-type="float">
            <text:p>169610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minicus /Czopkowic/ paup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Niclos/ cantor de Juncewo</text:p>
          </table:table-cell>
          <table:table-cell office:value-type="string" calcext:value-type="string">
            <text:p>Euphemi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31" calcext:value-type="float">
            <text:p>169610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Mari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0" calcext:value-type="float">
            <text:p>16961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Jonc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Catharina /Owczarka/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1" calcext:value-type="float">
            <text:p>169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Valentinus /Niestraszeski/</text:p>
          </table:table-cell>
          <table:table-cell office:value-type="string" calcext:value-type="string">
            <text:p>Fimia de Śielec</text:p>
          </table:table-cell>
          <table:table-cell/>
          <table:table-cell office:value-type="string" calcext:value-type="string">
            <text:p>i suspect Fimia is Euphemi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27" calcext:value-type="float">
            <text:p>169611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Ciżinski/</text:p>
          </table:table-cell>
          <table:table-cell office:value-type="string" calcext:value-type="string">
            <text:p>Catharina /Ore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aurentius molit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/Fredrich/ sartor</text:p>
          </table:table-cell>
          <table:table-cell office:value-type="string" calcext:value-type="string">
            <text:p>Barbara /Nieszw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Walkan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4" calcext:value-type="float">
            <text:p>1697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Michael /Roliradczyk/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9" calcext:value-type="float">
            <text:p>16970309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Valentinus /Spi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auriga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Skotar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Nicolaus /Pląskoski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5" calcext:value-type="float">
            <text:p>169703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Czaprag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Ev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00" calcext:value-type="float">
            <text:p>169704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ebastian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Marianna /Bon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14" calcext:value-type="float">
            <text:p>169704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Orzęrk/</text:p>
          </table:table-cell>
          <table:table-cell office:value-type="string" calcext:value-type="string">
            <text:p>Hedvigis /Janie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526" calcext:value-type="float">
            <text:p>169705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1" calcext:value-type="float">
            <text:p>169707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Veclaw/</text:p>
          </table:table-cell>
          <table:table-cell office:value-type="string" calcext:value-type="string">
            <text:p>Regina /Ku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7" calcext:value-type="float">
            <text:p>169707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03" calcext:value-type="float">
            <text:p>1697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Veclaw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5" calcext:value-type="float">
            <text:p>1697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Albertus /Nowak/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8" calcext:value-type="float">
            <text:p>1697081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Karp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Wałdowski/ dominus</text:p>
          </table:table-cell>
          <table:table-cell office:value-type="string" calcext:value-type="string">
            <text:p>Hedvigis /Chmieli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1" calcext:value-type="float">
            <text:p>169709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Putrol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Catharina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6" calcext:value-type="float">
            <text:p>169709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15" calcext:value-type="float">
            <text:p>1697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yna /Sładarz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2" calcext:value-type="float">
            <text:p>1697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Słedarczy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Catharina ancilla a Roch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9" calcext:value-type="float">
            <text:p>1697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rector</text:p>
          </table:table-cell>
          <table:table-cell office:value-type="string" calcext:value-type="string">
            <text:p>Ev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06" calcext:value-type="float">
            <text:p>1697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wetoslaus /Tomicki/ haeres de Śielec</text:p>
          </table:table-cell>
          <table:table-cell office:value-type="string" calcext:value-type="string">
            <text:p>Hedvigis /Modliszewska/ haerediss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Rosta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Catharina /Szyma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Sophi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0" calcext:value-type="float">
            <text:p>169711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damus famulus ex au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4" calcext:value-type="float">
            <text:p>169711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ovilio de Piotrkowice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7" calcext:value-type="float">
            <text:p>169711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aurentius /Domagała/ cmeto de Juncewo</text:p>
          </table:table-cell>
          <table:table-cell office:value-type="string" calcext:value-type="string">
            <text:p>Marianna /Cętkowska/ virgo nobilis serviens in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4" calcext:value-type="float">
            <text:p>1697112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cmeto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Fredericus /Jaych/ sartor adolescens</text:p>
          </table:table-cell>
          <table:table-cell office:value-type="string" calcext:value-type="string">
            <text:p>Anna /Baksowna/ virgo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5" calcext:value-type="float">
            <text:p>16971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Dominicus de Juncewo</text:p>
          </table:table-cell>
          <table:table-cell office:value-type="string" calcext:value-type="string">
            <text:p>Rey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201" calcext:value-type="float">
            <text:p>169712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aulicus de Starężyn</text:p>
          </table:table-cell>
          <table:table-cell office:value-type="string" calcext:value-type="string">
            <text:p>Agnes /Kwasniewska/ virgo nobilis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3" calcext:value-type="float">
            <text:p>1698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propinator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4" calcext:value-type="float">
            <text:p>1698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Catharina /Gosci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300" calcext:value-type="float">
            <text:p>169803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Thomas /We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Eva /Roch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05" calcext:value-type="float">
            <text:p>169804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Barbara /Rach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braxator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ay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0" calcext:value-type="float">
            <text:p>169804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Regina consors moli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5" calcext:value-type="float">
            <text:p>169804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minicus mendi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adolescens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629" calcext:value-type="float">
            <text:p>1698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Bogomilus</text:p>
          </table:table-cell>
          <table:table-cell office:value-type="string" calcext:value-type="string">
            <text:p>Josephus /Żłotnicki/ nobili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Christophorus /Raczynski/</text:p>
          </table:table-cell>
          <table:table-cell office:value-type="string" calcext:value-type="string">
            <text:p>Sophia /Rurcza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03" calcext:value-type="float">
            <text:p>1698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Zełecz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ielc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24" calcext:value-type="float">
            <text:p>169808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Dorothea /Barown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920" calcext:value-type="float">
            <text:p>169809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1014" calcext:value-type="float">
            <text:p>169810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9680409" calcext:value-type="float">
            <text:p>196804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arek/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Stanislaus /Kotalkowski/ nobilis</text:p>
          </table:table-cell>
          <table:table-cell office:value-type="string" calcext:value-type="string">
            <text:p>Eva /Rochown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026" calcext:value-type="float">
            <text:p>169810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lign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Anna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111" calcext:value-type="float">
            <text:p>1698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choł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egina /Had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ovilio </text:p>
          </table:table-cell>
          <table:table-cell office:value-type="string" calcext:value-type="string">
            <text:p>Barbara /Kozł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14" calcext:value-type="float">
            <text:p>1699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consors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22" calcext:value-type="float">
            <text:p>169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Anna /Bak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1" calcext:value-type="float">
            <text:p>1699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uxor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8" calcext:value-type="float">
            <text:p>169903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Hader/</text:p>
          </table:table-cell>
          <table:table-cell office:value-type="string" calcext:value-type="string">
            <text:p>Catharina /Malio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15" calcext:value-type="float">
            <text:p>169903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pas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Cathari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22" calcext:value-type="float">
            <text:p>169903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Eva /Ro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09" calcext:value-type="float">
            <text:p>169904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tanislaus /Niklos/</text:p>
          </table:table-cell>
          <table:table-cell office:value-type="string" calcext:value-type="string">
            <text:p>Regina /Zakom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0" calcext:value-type="float">
            <text:p>169904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n /Kruczkowski/ miles</text:p>
          </table:table-cell>
          <table:table-cell office:value-type="string" calcext:value-type="string">
            <text:p>Marianna /Sęd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615" calcext:value-type="float">
            <text:p>1699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705" calcext:value-type="float">
            <text:p>169907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ferrifabe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Marianna /Harmacin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40025" calcext:value-type="float">
            <text:p>169400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2" calcext:value-type="float">
            <text:p>1699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/Ureda/ famulus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3" calcext:value-type="float">
            <text:p>1699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dam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An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26" calcext:value-type="float">
            <text:p>169907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/Owczarz/ de Międzylesie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15" calcext:value-type="float">
            <text:p>169908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Mudn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Hedvigis /Jac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23" calcext:value-type="float">
            <text:p>169908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 Teressa</text:p>
          </table:table-cell>
          <table:table-cell office:value-type="string" calcext:value-type="string">
            <text:p>Stanislaus /Mieczkowski/ tenuta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istopherus /Radzynski/</text:p>
          </table:table-cell>
          <table:table-cell office:value-type="string" calcext:value-type="string">
            <text:p>Helena conju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30" calcext:value-type="float">
            <text:p>1699083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Ciesiel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auriga</text:p>
          </table:table-cell>
          <table:table-cell office:value-type="string" calcext:value-type="string">
            <text:p>Dorothea ancilla de au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902" calcext:value-type="float">
            <text:p>169909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Dominicus pauper</text:p>
          </table:table-cell>
          <table:table-cell office:value-type="string" calcext:value-type="string">
            <text:p>Barbara uxor rec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2" calcext:value-type="float">
            <text:p>169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ndrea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rgruski/ braxator</text:p>
          </table:table-cell>
          <table:table-cell office:value-type="string" calcext:value-type="string">
            <text:p>Cathari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tholomeus /Posilai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Pozdzieszek/ famulus de Piotrkowice</text:p>
          </table:table-cell>
          <table:table-cell office:value-type="string" calcext:value-type="string">
            <text:p>Marianna /Goral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Pozdzie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1" calcext:value-type="float">
            <text:p>169911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8" calcext:value-type="float">
            <text:p>1699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 /Duczk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29" calcext:value-type="float">
            <text:p>1699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pastor</text:p>
          </table:table-cell>
          <table:table-cell office:value-type="string" calcext:value-type="string">
            <text:p>Ann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110" calcext:value-type="float">
            <text:p>17000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ebastianus komornik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Żlotnicki/</text:p>
          </table:table-cell>
          <table:table-cell office:value-type="string" calcext:value-type="string">
            <text:p>Marianna uxor Alberti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223" calcext:value-type="float">
            <text:p>170002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molitor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6" calcext:value-type="float">
            <text:p>170003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Ureda/ 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/Scholz/ rector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1" calcext:value-type="float">
            <text:p>170003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Rochus /Modlszewski/</text:p>
          </table:table-cell>
          <table:table-cell office:value-type="string" calcext:value-type="string">
            <text:p>Elizabeth /Kanl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8" calcext:value-type="float">
            <text:p>1700032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 /Karpinski/ nobil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rzelski/</text:p>
          </table:table-cell>
          <table:table-cell office:value-type="string" calcext:value-type="string">
            <text:p>/Chrzastowska/ virgina consanguine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2" calcext:value-type="float">
            <text:p>170004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Owczarek/</text:p>
          </table:table-cell>
          <table:table-cell office:value-type="string" calcext:value-type="string">
            <text:p>Catharina /Piecho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8" calcext:value-type="float">
            <text:p>170004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komornik de Damasław</text:p>
          </table:table-cell>
          <table:table-cell office:value-type="string" calcext:value-type="string">
            <text:p>Marianna /Augusty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10" calcext:value-type="float">
            <text:p>170004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Armac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Sophia komornic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3" calcext:value-type="float">
            <text:p>170005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Owczare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9" calcext:value-type="float">
            <text:p>1700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Owcza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Jakubowski/ sartor</text:p>
          </table:table-cell>
          <table:table-cell office:value-type="string" calcext:value-type="string">
            <text:p>Reina /Takom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30" calcext:value-type="float">
            <text:p>170005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Nowak/ chalupnik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Piriderski/</text:p>
          </table:table-cell>
          <table:table-cell office:value-type="string" calcext:value-type="string">
            <text:p>Constantia /Pioh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 aurig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coctrix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Potrolnik/ de Międzylesie</text:p>
          </table:table-cell>
          <table:table-cell office:value-type="string" calcext:value-type="string">
            <text:p>Eva /Kmiot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31" calcext:value-type="float">
            <text:p>1700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Potrułocznik/ mortuus es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Eva /Ję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Marianna /Gosci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6981102" calcext:value-type="float">
            <text:p>1698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ztukator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agrico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Goworzewski/</text:p>
          </table:table-cell>
          <table:table-cell office:value-type="string" calcext:value-type="string">
            <text:p>Catharina /Bele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Dobieszewk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Gowasiewski/ haer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ventoslaus /Tomicki/ </text:p>
          </table:table-cell>
          <table:table-cell office:value-type="string" calcext:value-type="string">
            <text:p>Constantia consorte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famulus ovilioni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531" calcext:value-type="float">
            <text:p>1700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icolaus /Pla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Rudzynski/ nobilis</text:p>
          </table:table-cell>
          <table:table-cell office:value-type="string" calcext:value-type="string">
            <text:p>Anna /Sław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Juncze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Owczarz/ de Juncewo</text:p>
          </table:table-cell>
          <table:table-cell office:value-type="string" calcext:value-type="string">
            <text:p>Agnes virgo sor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/Roliracion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124" calcext:value-type="float">
            <text:p>17010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Regina /Gwid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2" calcext:value-type="float">
            <text:p>170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Przygodz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virgo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3" calcext:value-type="float">
            <text:p>17010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Antonius</text:p>
          </table:table-cell>
          <table:table-cell office:value-type="string" calcext:value-type="string">
            <text:p>Stanislaus /Mieczkowski/ econom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consort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0" calcext:value-type="float">
            <text:p>170102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Sledzikow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 de Zrazim</text:p>
          </table:table-cell>
          <table:table-cell office:value-type="string" calcext:value-type="string">
            <text:p>Hedvigis /Mielc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3" calcext:value-type="float">
            <text:p>1701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Łuczyk/</text:p>
          </table:table-cell>
          <table:table-cell office:value-type="string" calcext:value-type="string">
            <text:p>Marianna /Kwaw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7" calcext:value-type="float">
            <text:p>1701021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Zmiowski/ nobilis illegitimate</text:p>
          </table:table-cell>
          <table:table-cell office:value-type="string" calcext:value-type="string">
            <text:p>Dorothea ancilla ex aul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/Woy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18" calcext:value-type="float">
            <text:p>1701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Hedvigis uxor Andreas /Mazur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25" calcext:value-type="float">
            <text:p>170105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famulus de Piotrkowice</text:p>
          </table:table-cell>
          <table:table-cell office:value-type="string" calcext:value-type="string">
            <text:p>Marianna /Tomkowa/ de Zarc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05" calcext:value-type="float">
            <text:p>170106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/Vldrych/ vagabund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 de Juncewo</text:p>
          </table:table-cell>
          <table:table-cell office:value-type="string" calcext:value-type="string">
            <text:p>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19" calcext:value-type="float">
            <text:p>170106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Łuczak/ de Damasławek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824" calcext:value-type="float">
            <text:p>1701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04" calcext:value-type="float">
            <text:p>170109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garetha /Mni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21" calcext:value-type="float">
            <text:p>170109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Sophia ancilla de a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11" calcext:value-type="float">
            <text:p>1701111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wczarz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21" calcext:value-type="float">
            <text:p>1701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Potrołocz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tephanus /Skol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Woytkow/ de Damasław</text:p>
          </table:table-cell>
          <table:table-cell office:value-type="string" calcext:value-type="string">
            <text:p>Anna /Moysczonka/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20" calcext:value-type="float">
            <text:p>17011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famulus </text:p>
          </table:table-cell>
          <table:table-cell office:value-type="string" calcext:value-type="string">
            <text:p>Cathari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20108" calcext:value-type="float">
            <text:p>1702010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s /Mnich/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16" calcext:value-type="float">
            <text:p>1702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ferrifabe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Owczar/ de Damasław</text:p>
          </table:table-cell>
          <table:table-cell office:value-type="string" calcext:value-type="string">
            <text:p>Marianna /Rołwłoczniczka/ alias /Janowa/ de Śielec</text:p>
          </table:table-cell>
          <table:table-cell/>
          <table:table-cell office:value-type="string" calcext:value-type="string">
            <text:p>it looks to me like about two thirds of a page has been skipped after this entr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22" calcext:value-type="float">
            <text:p>1702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 Barbara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Nicolaus /Kosł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Modliszews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 Dorothea</text:p>
          </table:table-cell>
          <table:table-cell office:value-type="string" calcext:value-type="string">
            <text:p>Nicolaus /Play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ventislaus /Tom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8" calcext:value-type="float">
            <text:p>170202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l /Owczarz/ de Damasław</text:p>
          </table:table-cell>
          <table:table-cell office:value-type="string" calcext:value-type="string">
            <text:p>An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famulus cmetonis de Piotrkowice</text:p>
          </table:table-cell>
          <table:table-cell office:value-type="string" calcext:value-type="string">
            <text:p>Catharina /Dambrowska/ uxor aurigae /Gwideli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hortulanus de Międzylesie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413" calcext:value-type="float">
            <text:p>170204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Zagrod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508" calcext:value-type="float">
            <text:p>170205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Potrol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parobek</text:p>
          </table:table-cell>
          <table:table-cell office:value-type="string" calcext:value-type="string">
            <text:p>Cathari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04" calcext:value-type="float">
            <text:p>170206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Catharin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11" calcext:value-type="float">
            <text:p>170206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Marianna Agnes /Owczarka/ de Damasłą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09" calcext:value-type="float">
            <text:p>170206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19" calcext:value-type="float">
            <text:p>170206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polonia /Kar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Zmiiowski/ nobilis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9" calcext:value-type="float">
            <text:p>170206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ek/ de Piotrkowice</text:p>
          </table:table-cell>
          <table:table-cell office:value-type="string" calcext:value-type="string">
            <text:p>Catharina de Piotrkowice</text:p>
          </table:table-cell>
          <table:table-cell/>
          <table:table-cell office:value-type="string" calcext:value-type="string">
            <text:p>two copi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04" calcext:value-type="float">
            <text:p>170207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Cathari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Owczarek/ de Piotrkowice</text:p>
          </table:table-cell>
          <table:table-cell office:value-type="string" calcext:value-type="string">
            <text:p>Re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Owczarek/ de Dąbrowa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Lucas /Ured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25" calcext:value-type="float">
            <text:p>170207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/Rolwłocz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Owosarek/ de Śielec</text:p>
          </table:table-cell>
          <table:table-cell office:value-type="string" calcext:value-type="string">
            <text:p>Agnes ancilla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817" calcext:value-type="float">
            <text:p>1702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sartor</text:p>
          </table:table-cell>
          <table:table-cell office:value-type="string" calcext:value-type="string">
            <text:p>Catharina /Skot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912" calcext:value-type="float">
            <text:p>170209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ewska/ nobi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07" calcext:value-type="float">
            <text:p>170210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Owczarek/</text:p>
          </table:table-cell>
          <table:table-cell office:value-type="string" calcext:value-type="string">
            <text:p>Catharina /Brantown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Thomas /Zmira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0" calcext:value-type="float">
            <text:p>170212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Rychalski/ nobilis</text:p>
          </table:table-cell>
          <table:table-cell office:value-type="string" calcext:value-type="string">
            <text:p>Marianna /Małach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3" calcext:value-type="float">
            <text:p>170212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Sophia /Kodwros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Sophia /Kozł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1" calcext:value-type="float">
            <text:p>1702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trzeleczak/ alias /Owczarek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30101" calcext:value-type="float">
            <text:p>17030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Garba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Kanowniczek/</text:p>
          </table:table-cell>
          <table:table-cell office:value-type="string" calcext:value-type="string">
            <text:p>Ev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1" calcext:value-type="float">
            <text:p>170302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/Reg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7" calcext:value-type="float">
            <text:p>1703021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8" calcext:value-type="float">
            <text:p>17030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Uredy/ famulus</text:p>
          </table:table-cell>
          <table:table-cell office:value-type="string" calcext:value-type="string">
            <text:p>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28" calcext:value-type="float">
            <text:p>17030228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hristophorus tex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owska/ vidua nobilis</text:p>
          </table:table-cell>
          <table:table-cell/>
          <table:table-cell office:value-type="string" calcext:value-type="string">
            <text:p>textor = weav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04" calcext:value-type="float">
            <text:p>1703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Urbanski/ nobilis</text:p>
          </table:table-cell>
          <table:table-cell office:value-type="string" calcext:value-type="string">
            <text:p>/Sakowska/ virgo nobilis</text:p>
          </table:table-cell>
          <table:table-cell/>
          <table:table-cell office:value-type="string" calcext:value-type="string">
            <text:p>in a box with note 'N.? illegitimi thori hic puer'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gnatius /Ciesla/</text:p>
          </table:table-cell>
          <table:table-cell office:value-type="string" calcext:value-type="string">
            <text:p>Catharina /Woyk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Szczep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26" calcext:value-type="float">
            <text:p>170303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Spychała/</text:p>
          </table:table-cell>
          <table:table-cell office:value-type="string" calcext:value-type="string">
            <text:p>Regina /Owczarz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04" calcext:value-type="float">
            <text:p>170305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Kędziora/ de Damasławek</text:p>
          </table:table-cell>
          <table:table-cell office:value-type="string" calcext:value-type="string">
            <text:p>Marianna uxor inquilinu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14" calcext:value-type="float">
            <text:p>1703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Mnich/ de Juncewo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31" calcext:value-type="float">
            <text:p>1703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 /Kozientkowna/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/Ur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624" calcext:value-type="float">
            <text:p>170306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Biaszczyk/ de Juncewo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/Urban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18" calcext:value-type="float">
            <text:p>170309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Juncz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0916" calcext:value-type="float">
            <text:p>1703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/Jakubek/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/Hady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16" calcext:value-type="float">
            <text:p>1703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Walkow/</text:p>
          </table:table-cell>
          <table:table-cell office:value-type="string" calcext:value-type="string">
            <text:p>Agnes /Owczar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3" calcext:value-type="float">
            <text:p>1703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6" calcext:value-type="float">
            <text:p>170311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Kroyczak/</text:p>
          </table:table-cell>
          <table:table-cell office:value-type="string" calcext:value-type="string">
            <text:p>Marianna /Sewerin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25" calcext:value-type="float">
            <text:p>17031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/Wolowski/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09" calcext:value-type="float">
            <text:p>1703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10" calcext:value-type="float">
            <text:p>1703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Koładz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Piechola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106" calcext:value-type="float">
            <text:p>170401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03" calcext:value-type="float">
            <text:p>1704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3" calcext:value-type="float">
            <text:p>1704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komornik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4" calcext:value-type="float">
            <text:p>1704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cek/ de Juncewo</text:p>
          </table:table-cell>
          <table:table-cell office:value-type="string" calcext:value-type="string">
            <text:p>Barbar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7" calcext:value-type="float">
            <text:p>170402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330" calcext:value-type="float">
            <text:p>170403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Catharina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virgo nobilis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oannes /Hysk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Ursula /Walkow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24" calcext:value-type="float">
            <text:p>1704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młynarz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Regina /Kędzio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aurentius /Wał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roczewski/ nobilis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4" calcext:value-type="float">
            <text:p>170405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3" calcext:value-type="float">
            <text:p>170406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Lepi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5" calcext:value-type="float">
            <text:p>1704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artholomeus /Skola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Wasows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22" calcext:value-type="float">
            <text:p>170406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Sewerynczak/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701" calcext:value-type="float">
            <text:p>170407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tan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Radzi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824" calcext:value-type="float">
            <text:p>1704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Nowa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/Boredenski/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08" calcext:value-type="float">
            <text:p>170409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Przybyłowicz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Di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27" calcext:value-type="float">
            <text:p>1704092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1010" calcext:value-type="float">
            <text:p>170410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/Rolil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/Miecznik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02" calcext:value-type="float">
            <text:p>1704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tholomeus /Junczęw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29" calcext:value-type="float">
            <text:p>1704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famulus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10" calcext:value-type="float">
            <text:p>170412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Zepka/</text:p>
          </table:table-cell>
          <table:table-cell office:value-type="string" calcext:value-type="string">
            <text:p>Anna hospit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0" calcext:value-type="float">
            <text:p>1705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wnicki/ nobilis</text:p>
          </table:table-cell>
          <table:table-cell office:value-type="string" calcext:value-type="string">
            <text:p>Teressia /Os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ed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Catharina /Owczar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19" calcext:value-type="float">
            <text:p>170503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Sophia /Grod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/Mieczwi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7" calcext:value-type="float">
            <text:p>1705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/Zabo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4" calcext:value-type="float">
            <text:p>1705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annes /Owczarka/ de Śielec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</text:p>
          </table:table-cell>
          <table:table-cell office:value-type="string" calcext:value-type="string">
            <text:p>Reg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aborowski/ nobilis</text:p>
          </table:table-cell>
          <table:table-cell office:value-type="string" calcext:value-type="string">
            <text:p>An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16" calcext:value-type="float">
            <text:p>170506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Łu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2" calcext:value-type="float">
            <text:p>170506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</text:p>
          </table:table-cell>
          <table:table-cell office:value-type="string" calcext:value-type="string">
            <text:p>Margareth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4" calcext:value-type="float">
            <text:p>170506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Su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01" calcext:value-type="float">
            <text:p>170503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 de Piotrkowice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Michael /Za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2" calcext:value-type="float">
            <text:p>170508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filius Valentini de Damasław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9" calcext:value-type="float">
            <text:p>170508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913" calcext:value-type="float">
            <text:p>170509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nna /Skot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wentoslaus /Tomicki/</text:p>
          </table:table-cell>
          <table:table-cell office:value-type="string" calcext:value-type="string">
            <text:p>Helena /Orze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1" calcext:value-type="float">
            <text:p>17051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ebastian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3" calcext:value-type="float">
            <text:p>1705112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damus /Szabelink/</text:p>
          </table:table-cell>
          <table:table-cell office:value-type="string" calcext:value-type="string">
            <text:p>Luc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9" calcext:value-type="float">
            <text:p>1705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Armacik/</text:p>
          </table:table-cell>
          <table:table-cell office:value-type="string" calcext:value-type="string">
            <text:p>Marianna /Łakom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08" calcext:value-type="float">
            <text:p>1705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Regi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0" calcext:value-type="float">
            <text:p>170512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Marianna uxor Josephi sartoris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2" calcext:value-type="float">
            <text:p>17051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Hiacinth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Barbar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20" calcext:value-type="float">
            <text:p>17051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cobus /Potrulocz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Hedvigi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03" calcext:value-type="float">
            <text:p>170601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Ev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Galwrowski/</text:p>
          </table:table-cell>
          <table:table-cell office:value-type="string" calcext:value-type="string">
            <text:p>Anna /Bele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Sophia /Grode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5" calcext:value-type="float">
            <text:p>1706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/Woznic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Jęch/ de Międzylesie</text:p>
          </table:table-cell>
          <table:table-cell office:value-type="string" calcext:value-type="string">
            <text:p>Mari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caupo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207" calcext:value-type="float">
            <text:p>1706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damus /Skota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ovilio de Obiecanowo</text:p>
          </table:table-cell>
          <table:table-cell office:value-type="string" calcext:value-type="string">
            <text:p>Eva de Kłodzi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1" calcext:value-type="float">
            <text:p>170604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dam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de Piotrkowice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5" calcext:value-type="float">
            <text:p>170604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Laurentius /Bruc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de Paryż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0" calcext:value-type="float">
            <text:p>170604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Godzian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1" calcext:value-type="float">
            <text:p>170604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25" calcext:value-type="float">
            <text:p>1706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ephanus /Zra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lzer /Domagałka/</text:p>
          </table:table-cell>
          <table:table-cell office:value-type="string" calcext:value-type="string">
            <text:p>An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Marzow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Kadzszewski/</text:p>
          </table:table-cell>
          <table:table-cell office:value-type="string" calcext:value-type="string">
            <text:p>Hethis /Domagał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Pozarowski/ rector de Juncew</text:p>
          </table:table-cell>
          <table:table-cell office:value-type="string" calcext:value-type="string">
            <text:p>Cathar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15" calcext:value-type="float">
            <text:p>170605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Halupnik/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Petrus mendicus</text:p>
          </table:table-cell>
          <table:table-cell office:value-type="string" calcext:value-type="string">
            <text:p>Ursula /Roliracin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23" calcext:value-type="float">
            <text:p>1706052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Srz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ian de Damasław</text:p>
          </table:table-cell>
          <table:table-cell office:value-type="string" calcext:value-type="string">
            <text:p>Agne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04" calcext:value-type="float">
            <text:p>170607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a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zik/</text:p>
          </table:table-cell>
          <table:table-cell office:value-type="string" calcext:value-type="string">
            <text:p>Catharina /Kw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Zapadowski/</text:p>
          </table:table-cell>
          <table:table-cell office:value-type="string" calcext:value-type="string">
            <text:p>Agnes /Placheczka/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9" calcext:value-type="float">
            <text:p>170607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Putrol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Pozorowski/ lector</text:p>
          </table:table-cell>
          <table:table-cell office:value-type="string" calcext:value-type="string">
            <text:p>Regina /Szymkowicz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Joannes /Bartos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zesczycki/</text:p>
          </table:table-cell>
          <table:table-cell office:value-type="string" calcext:value-type="string">
            <text:p>/Waszow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dreas /Kaczmarz/</text:p>
          </table:table-cell>
          <table:table-cell office:value-type="string" calcext:value-type="string">
            <text:p>Shantra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Cathari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10" calcext:value-type="float">
            <text:p>170608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Puseus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906" calcext:value-type="float">
            <text:p>1706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Matusz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parobek de Paryż</text:p>
          </table:table-cell>
          <table:table-cell office:value-type="string" calcext:value-type="string">
            <text:p>Marianna /Owczarzo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19" calcext:value-type="float">
            <text:p>170609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oziet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Catharina /Kw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1" calcext:value-type="float">
            <text:p>170609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2" calcext:value-type="float">
            <text:p>1706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Walęty mendicus</text:p>
          </table:table-cell>
          <table:table-cell office:value-type="string" calcext:value-type="string">
            <text:p>nutrix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6" calcext:value-type="float">
            <text:p>1706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Putrolnik/ de Piotrkowice</text:p>
          </table:table-cell>
          <table:table-cell office:value-type="string" calcext:value-type="string">
            <text:p>Agnes mater familias de au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/Poporoziski/ can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107" calcext:value-type="float">
            <text:p>1706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imon /Junczew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uxor tabernatoris de Ż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0" calcext:value-type="float">
            <text:p>170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Jasinski/ vicaris de Juncewo</text:p>
          </table:table-cell>
          <table:table-cell office:value-type="string" calcext:value-type="string">
            <text:p>/Was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Podzdziesczyk/ de Paryż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iphan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filia Severi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23" calcext:value-type="float">
            <text:p>170612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Gregori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gismundus /Przadalski/ de Piotrkowice</text:p>
          </table:table-cell>
          <table:table-cell office:value-type="string" calcext:value-type="string">
            <text:p>Catharina /Wal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61227" calcext:value-type="float">
            <text:p>17061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Roliradz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Ursu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03" calcext:value-type="float">
            <text:p>17070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 Stephanus</text:p>
          </table:table-cell>
          <table:table-cell office:value-type="string" calcext:value-type="string">
            <text:p>/Wrobleiski/ nobil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Orelski/ de Dąbrowa</text:p>
          </table:table-cell>
          <table:table-cell office:value-type="string" calcext:value-type="string">
            <text:p>Constantia /Tomic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18" calcext:value-type="float">
            <text:p>17070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/Waszi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parobek</text:p>
          </table:table-cell>
          <table:table-cell office:value-type="string" calcext:value-type="string">
            <text:p>Sophia /Zagrodnicz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braxator</text:p>
          </table:table-cell>
          <table:table-cell office:value-type="string" calcext:value-type="string">
            <text:p>Ann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02" calcext:value-type="float">
            <text:p>1707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parobek ex taberna</text:p>
          </table:table-cell>
          <table:table-cell office:value-type="string" calcext:value-type="string">
            <text:p>Regina famula a /Kro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13" calcext:value-type="float">
            <text:p>170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tanislaus /Speciał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famulus a /Cheykuk/</text:p>
          </table:table-cell>
          <table:table-cell office:value-type="string" calcext:value-type="string">
            <text:p>Agnes ancilla komornic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6" calcext:value-type="float">
            <text:p>17070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ucas /Werek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braxator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Paulus parobek</text:p>
          </table:table-cell>
          <table:table-cell office:value-type="string" calcext:value-type="string">
            <text:p>Marianna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306" calcext:value-type="float">
            <text:p>1707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qua manet apud /Heyduk/</text:p>
          </table:table-cell>
          <table:table-cell office:value-type="string" calcext:value-type="string">
            <text:p>Joannes /Kruzek/ de Juncewo</text:p>
          </table:table-cell>
          <table:table-cell office:value-type="string" calcext:value-type="string">
            <text:p>/Armic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221" calcext:value-type="float">
            <text:p>1707022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Kobiernicka/</text:p>
          </table:table-cell>
          <table:table-cell office:value-type="string" calcext:value-type="string">
            <text:p>Joannes /Liszkowicz/ cantor de Juncewo</text:p>
          </table:table-cell>
          <table:table-cell office:value-type="string" calcext:value-type="string">
            <text:p>Magdalena 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lignifabe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Regi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it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filius ovilionis de Damasław</text:p>
          </table:table-cell>
          <table:table-cell office:value-type="string" calcext:value-type="string">
            <text:p>Barbara filia moli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20" calcext:value-type="float">
            <text:p>1707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Sawinski/ /Rymarz/</text:p>
          </table:table-cell>
          <table:table-cell office:value-type="string" calcext:value-type="string">
            <text:p>Margareth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03" calcext:value-type="float">
            <text:p>170704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us</text:p>
          </table:table-cell>
          <table:table-cell office:value-type="string" calcext:value-type="string">
            <text:p>Agnes ancilla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0" calcext:value-type="float">
            <text:p>170704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imon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eyduk/ famulus de Międzylesie</text:p>
          </table:table-cell>
          <table:table-cell office:value-type="string" calcext:value-type="string">
            <text:p>Anna uxor ovilioni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2" calcext:value-type="float">
            <text:p>170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rian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Casimirus /Lusor/</text:p>
          </table:table-cell>
          <table:table-cell office:value-type="string" calcext:value-type="string">
            <text:p>Catharina /Kabierniczka/ mater familias plebanal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4" calcext:value-type="float">
            <text:p>170704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/Wal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7" calcext:value-type="float">
            <text:p>170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Putrolnik/ fed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1" calcext:value-type="float">
            <text:p>170705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 de Piotrkowice</text:p>
          </table:table-cell>
          <table:table-cell office:value-type="string" calcext:value-type="string">
            <text:p>Agnes /Putrolnisz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9" calcext:value-type="float">
            <text:p>170705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Putrolni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Putrolnik/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17" calcext:value-type="float">
            <text:p>170705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opitulara</text:p>
          </table:table-cell>
          <table:table-cell office:value-type="string" calcext:value-type="string">
            <text:p>Joannes /Ladkiewicz/ cantor de Juncewo</text:p>
          </table:table-cell>
          <table:table-cell office:value-type="string" calcext:value-type="string">
            <text:p>Hethris filia maritata chmotonis /Hadel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22" calcext:value-type="float">
            <text:p>1707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Catharina /Malanka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5" calcext:value-type="float">
            <text:p>170705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Agnes virgo de aula Piotrkowi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8" calcext:value-type="float">
            <text:p>170705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Kus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famulus de taberna</text:p>
          </table:table-cell>
          <table:table-cell office:value-type="string" calcext:value-type="string">
            <text:p>Marianna filia taberna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27" calcext:value-type="float">
            <text:p>170705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3" calcext:value-type="float">
            <text:p>1707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/Armat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de Bynenice</text:p>
          </table:table-cell>
          <table:table-cell office:value-type="string" calcext:value-type="string">
            <text:p>Regina /Zagrodnicka/ de Włosm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4" calcext:value-type="float">
            <text:p>170707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gnes /Plachecka/ virgo de aula Damasła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7" calcext:value-type="float">
            <text:p>170707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rganari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922" calcext:value-type="float">
            <text:p>170709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Regina /Kurz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09" calcext:value-type="float">
            <text:p>170710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sephus /Putrol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Chałupnik/ de Nadborowo</text:p>
          </table:table-cell>
          <table:table-cell office:value-type="string" calcext:value-type="string">
            <text:p>Elizabeth /Owczark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18" calcext:value-type="float">
            <text:p>170710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dczyk/ de Damasław</text:p>
          </table:table-cell>
          <table:table-cell office:value-type="string" calcext:value-type="string">
            <text:p>Eva /Dyaszczyk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22" calcext:value-type="float">
            <text:p>170710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parobek</text:p>
          </table:table-cell>
          <table:table-cell office:value-type="string" calcext:value-type="string">
            <text:p>Marianna /Krawcowa/ alias /Wdyczichowa/ komornic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30" calcext:value-type="float">
            <text:p>170710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ranciscus /Podziesczyk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parobek de Piotrkowice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07" calcext:value-type="float">
            <text:p>170711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komornica</text:p>
          </table:table-cell>
          <table:table-cell office:value-type="string" calcext:value-type="string">
            <text:p>Laurentius filius ovilionis Mathias de Juncewo</text:p>
          </table:table-cell>
          <table:table-cell office:value-type="string" calcext:value-type="string">
            <text:p>Eva /Hadel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11" calcext:value-type="float">
            <text:p>170711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ovilio famulens apud chmethonem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ens apud tabernatorum in Juncewo</text:p>
          </table:table-cell>
          <table:table-cell office:value-type="string" calcext:value-type="string">
            <text:p>Marianna filia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30" calcext:value-type="float">
            <text:p>170711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Ursula /Roliradczanka/</text:p>
          </table:table-cell>
          <table:table-cell office:value-type="string" calcext:value-type="string">
            <text:p>Blasius ovilio 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06" calcext:value-type="float">
            <text:p>170712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Laurentius /Rymarz/ alias /Sawi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Giebel/ miles Sueticus</text:p>
          </table:table-cell>
          <table:table-cell office:value-type="string" calcext:value-type="string">
            <text:p>Helena /Kielanowska/ virgo de aula Juncewi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/Owczarek/</text:p>
          </table:table-cell>
          <table:table-cell office:value-type="string" calcext:value-type="string">
            <text:p>Anna komornica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8" calcext:value-type="float">
            <text:p>1707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imon /Putrołocznik/ alias /Wią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Hether/ miles Suetic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21" calcext:value-type="float">
            <text:p>17071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Vih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Skabowski/ organarius de Juncewo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/Kania/</text:p>
          </table:table-cell>
          <table:table-cell office:value-type="string" calcext:value-type="string">
            <text:p>Jacobus filius ovilionis de Piotrkowice</text:p>
          </table:table-cell>
          <table:table-cell office:value-type="string" calcext:value-type="string">
            <text:p>Marianna /Oniesatowa/ de aula Obiec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an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ans apud /Szdiradczyk/ in Damasław</text:p>
          </table:table-cell>
          <table:table-cell office:value-type="string" calcext:value-type="string">
            <text:p>Marianna /Sewerynia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5" calcext:value-type="float">
            <text:p>170803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Chrisostomus</text:p>
          </table:table-cell>
          <table:table-cell office:value-type="string" calcext:value-type="string">
            <text:p>Anna /Rądczonka/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/Spychal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7" calcext:value-type="float">
            <text:p>1708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nna /Chałupnic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9" calcext:value-type="float">
            <text:p>1708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ur/ colon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 apud Andreas /Mnich/ in Juncewo</text:p>
          </table:table-cell>
          <table:table-cell office:value-type="string" calcext:value-type="string">
            <text:p>Regina /Radszan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421" calcext:value-type="float">
            <text:p>1708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kubiszanka/ famula apud /Simek/</text:p>
          </table:table-cell>
          <table:table-cell office:value-type="string" calcext:value-type="string">
            <text:p>Stanislaus famulus in plebnati</text:p>
          </table:table-cell>
          <table:table-cell office:value-type="string" calcext:value-type="string">
            <text:p>Eva uxor Michaelis famulus in aula Piotrkowic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08" calcext:value-type="float">
            <text:p>170805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Sophia</text:p>
          </table:table-cell>
          <table:table-cell office:value-type="string" calcext:value-type="string">
            <text:p>Mszislaus /Łak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wietoslaus /Tomicki/ de Śielec</text:p>
          </table:table-cell>
          <table:table-cell office:value-type="string" calcext:value-type="string">
            <text:p>Sophia /Kurczew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Margaretha /Mr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etrus /Mielc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Vszikowski/ de Juncewo</text:p>
          </table:table-cell>
          <table:table-cell office:value-type="string" calcext:value-type="string">
            <text:p>Marianna /Armacik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604" calcext:value-type="float">
            <text:p>170806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Spychała/ taberna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Laurentius filius Mathiae ovilionis</text:p>
          </table:table-cell>
          <table:table-cell office:value-type="string" calcext:value-type="string">
            <text:p>Hedvigis /Spychalin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5" calcext:value-type="float">
            <text:p>170807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Marianna /Łakinska/ possessor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8" calcext:value-type="float">
            <text:p>170807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Anna /Bel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29" calcext:value-type="float">
            <text:p>170807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tabernator de Juncewo</text:p>
          </table:table-cell>
          <table:table-cell office:value-type="string" calcext:value-type="string">
            <text:p>Marianna /Tay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15" calcext:value-type="float">
            <text:p>1708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Bartholomeus /Armac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30" calcext:value-type="float">
            <text:p>170808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famulantis Albertus /Pogoda/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/Kraicz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Budszieszal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Boinczewo</text:p>
          </table:table-cell>
          <table:table-cell office:value-type="string" calcext:value-type="string">
            <text:p>Agnes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Agnes ancilla commorans apud Zeph in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filius ovilionis de Juncewo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0930" calcext:value-type="float">
            <text:p>170809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Michael /Orzelski/ de Dąbrowa</text:p>
          </table:table-cell>
          <table:table-cell office:value-type="string" calcext:value-type="string">
            <text:p>Constantia /Tomicka/ de Śielec</text:p>
          </table:table-cell>
          <table:table-cell/>
          <table:table-cell office:value-type="string" calcext:value-type="string">
            <text:p>location given as Silec de Aula; child has two names but second is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0" calcext:value-type="float">
            <text:p>170810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Michael</text:p>
          </table:table-cell>
          <table:table-cell office:value-type="string" calcext:value-type="string">
            <text:p>Adamus /Wroblenski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Stanislaus /Kartubonski/</text:p>
          </table:table-cell>
          <table:table-cell office:value-type="string" calcext:value-type="string">
            <text:p>Helena /Łuczynska/ de Damasławek</text:p>
          </table:table-cell>
          <table:table-cell/>
          <table:table-cell office:value-type="string" calcext:value-type="string">
            <text:p>location given as Dwor Piotrkowic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4" calcext:value-type="float">
            <text:p>1708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Zofia /Smolecka/ de aula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9" calcext:value-type="float">
            <text:p>1708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Matusz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Barbara uxor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16" calcext:value-type="float">
            <text:p>1708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sal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/>
          <table:table-cell office:value-type="string" calcext:value-type="string">
            <text:p>Catharina /Jeros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Chade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de Juncewo</text:p>
          </table:table-cell>
          <table:table-cell office:value-type="string" calcext:value-type="string">
            <text:p>Eva /J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faber</text:p>
          </table:table-cell>
          <table:table-cell office:value-type="string" calcext:value-type="string">
            <text:p>Catharina /Sczep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Matuszek/ famul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Wroblenski/</text:p>
          </table:table-cell>
          <table:table-cell office:value-type="string" calcext:value-type="string">
            <text:p>Barbara /Wroble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118" calcext:value-type="float">
            <text:p>170811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braxator</text:p>
          </table:table-cell>
          <table:table-cell office:value-type="string" calcext:value-type="string">
            <text:p>Catharina /Przygod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02" calcext:value-type="float">
            <text:p>170812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Rolirac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Catharina /Rym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Stascz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/Szwer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07" calcext:value-type="float">
            <text:p>17090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Gregorius /Januszew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Anna /Bielska/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15" calcext:value-type="float">
            <text:p>170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Simon mały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aulus /Armacik/ de Dąbrowa</text:p>
          </table:table-cell>
          <table:table-cell office:value-type="string" calcext:value-type="string">
            <text:p>Marianna /Kaczmarka/ de Z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20" calcext:value-type="float">
            <text:p>170901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2" calcext:value-type="float">
            <text:p>1709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ebastianus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5" calcext:value-type="float">
            <text:p>170902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ąbrowa</text:p>
          </table:table-cell>
          <table:table-cell office:value-type="string" calcext:value-type="string">
            <text:p>Barbara /Łakomianka/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13" calcext:value-type="float">
            <text:p>1709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Franciscus /Mro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24" calcext:value-type="float">
            <text:p>1709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Rohari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Margaretha /Rolirad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17" calcext:value-type="float">
            <text:p>170903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Wozn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Lozaiowski/</text:p>
          </table:table-cell>
          <table:table-cell office:value-type="string" calcext:value-type="string">
            <text:p>Marianna /Łakom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oziel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de Starężyn</text:p>
          </table:table-cell>
          <table:table-cell office:value-type="string" calcext:value-type="string">
            <text:p>Regina /Rąd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09" calcext:value-type="float">
            <text:p>170906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ver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Jakowski/ de Juncewo</text:p>
          </table:table-cell>
          <table:table-cell office:value-type="string" calcext:value-type="string">
            <text:p>Marianna de Śielec</text:p>
          </table:table-cell>
          <table:table-cell/>
          <table:table-cell office:value-type="string" calcext:value-type="string">
            <text:p>dnica 3tia post pentecoste = 3 weeks af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30" calcext:value-type="float">
            <text:p>1709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707" calcext:value-type="float">
            <text:p>170907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Wacinski/</text:p>
          </table:table-cell>
          <table:table-cell office:value-type="string" calcext:value-type="string">
            <text:p>Regina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1" calcext:value-type="float">
            <text:p>170908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Karpinski/</text:p>
          </table:table-cell>
          <table:table-cell office:value-type="string" calcext:value-type="string">
            <text:p>Barbara ancilla de Dąbrowa</text:p>
          </table:table-cell>
          <table:table-cell/>
          <table:table-cell office:value-type="string" calcext:value-type="string">
            <text:p>dnica 12 post pentecoste 11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8" calcext:value-type="float">
            <text:p>1709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Thomas hortulanus</text:p>
          </table:table-cell>
          <table:table-cell/>
          <table:table-cell office:value-type="string" calcext:value-type="string">
            <text:p>Cathari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Sophia ancilla de Damasławek</text:p>
          </table:table-cell>
          <table:table-cell/>
          <table:table-cell office:value-type="string" calcext:value-type="string">
            <text:p>13 dominica post pentecosti 18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825" calcext:value-type="float">
            <text:p>1709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14 post pentecoste 1709 die 25 august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2" calcext:value-type="float">
            <text:p>1709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Ratay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Anna ancilla de Dąbrowa</text:p>
          </table:table-cell>
          <table:table-cell/>
          <table:table-cell office:value-type="string" calcext:value-type="string">
            <text:p>dnica 18 post pentecoste = 18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illegible de Starężyn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eadem dnica which is 19 weeks post pentecoste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Regina /Hałupnika/</text:p>
          </table:table-cell>
          <table:table-cell/>
          <table:table-cell office:value-type="string" calcext:value-type="string">
            <text:p>dnica 19 post pentecoste = 19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06" calcext:value-type="float">
            <text:p>1709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/Wolska/ deustissa de Juncewo</text:p>
          </table:table-cell>
          <table:table-cell/>
          <table:table-cell office:value-type="string" calcext:value-type="string">
            <text:p>dnica 20ma post pentecoste = 20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d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Cunegunda /Kucinska/ virgo nobilis de Damasławek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Bakalarz/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Hedvigis /Spychalina/ de Juncewo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27" calcext:value-type="float">
            <text:p>170910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Marianna /Owczarzowna de Piotrkowice</text:p>
          </table:table-cell>
          <table:table-cell/>
          <table:table-cell office:value-type="string" calcext:value-type="string">
            <text:p>dnica 23 post pentecoste = 23 weeks after pentecost; penta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110" calcext:value-type="float">
            <text:p>17091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lbertus ferrifaber de Damasław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25 post pentecoste = 25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Kaczm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lbertus /Kaczmarz/</text:p>
          </table:table-cell>
          <table:table-cell office:value-type="string" calcext:value-type="string">
            <text:p>Margaretha de Juncewo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Owczarzek/</text:p>
          </table:table-cell>
          <table:table-cell office:value-type="string" calcext:value-type="string">
            <text:p>Barbara /Owczarka/ de Dąbrowa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213" calcext:value-type="float">
            <text:p>1710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de Damasław</text:p>
          </table:table-cell>
          <table:table-cell office:value-type="string" calcext:value-type="string">
            <text:p>Barbara de Piotrkowice</text:p>
          </table:table-cell>
          <table:table-cell/>
          <table:table-cell office:value-type="string" calcext:value-type="string">
            <text:p>dnica sexagesimus = dominica sexagesima; 17100216 is 63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315" calcext:value-type="float">
            <text:p>1710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Anna /Błachowa/ de Damasław</text:p>
          </table:table-cell>
          <table:table-cell/>
          <table:table-cell office:value-type="string" calcext:value-type="string">
            <text:p>6ta post dnica 2da quadragesima = 6 after the sunday 42 days to easter; easter is 17100420 and 17100309 is 42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420" calcext:value-type="float">
            <text:p>171004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/>
          <table:table-cell office:value-type="string" calcext:value-type="string">
            <text:p>dnica passionis = dominica passionis; easter sunda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00" calcext:value-type="float">
            <text:p>1711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19" calcext:value-type="float">
            <text:p>171106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sartor</text:p>
          </table:table-cell>
          <table:table-cell office:value-type="string" calcext:value-type="string">
            <text:p>Barbara ovilionitrix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00" calcext:value-type="float">
            <text:p>171107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inu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Skarbinski/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12" calcext:value-type="float">
            <text:p>1711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 /Pozoroski/ bacalaureus ecclesiae</text:p>
          </table:table-cell>
          <table:table-cell office:value-type="string" calcext:value-type="string">
            <text:p>Ursula /Kedzier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926" calcext:value-type="float">
            <text:p>171109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Jacob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caupo de Damasławek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0929" calcext:value-type="float">
            <text:p>1711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05" calcext:value-type="float">
            <text:p>171110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semi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ovilio adolescens de Uscikowo</text:p>
          </table:table-cell>
          <table:table-cell office:value-type="string" calcext:value-type="string">
            <text:p>Marianna /Grzegorze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semi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Constantia /Owczarze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Urszula /Ke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111" calcext:value-type="float">
            <text:p>17111111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braxator de Dąbrowa</text:p>
          </table:table-cell>
          <table:table-cell office:value-type="string" calcext:value-type="string">
            <text:p>Barbar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06" calcext:value-type="float">
            <text:p>171201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Simon /Chałup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Laurentiu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artinus /Sie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mulus de Dąbrowa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4" calcext:value-type="float">
            <text:p>1712022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Franciscus /Maras/ cmeto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Dorothea de Ustaszewo Dwo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9" calcext:value-type="float">
            <text:p>17120229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Linteo/ adolescens de Uscikowo</text:p>
          </table:table-cell>
          <table:table-cell office:value-type="string" calcext:value-type="string">
            <text:p>Marianna /Chałupnic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304" calcext:value-type="float">
            <text:p>1712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Laskoski/</text:p>
          </table:table-cell>
          <table:table-cell office:value-type="string" calcext:value-type="string">
            <text:p>Cunegunda /Kuci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10" calcext:value-type="float">
            <text:p>171204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25" calcext:value-type="float">
            <text:p>1712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/Severyn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ski/</text:p>
          </table:table-cell>
          <table:table-cell office:value-type="string" calcext:value-type="string">
            <text:p>Marianna /Walko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12" calcext:value-type="float">
            <text:p>171205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risosthom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1" calcext:value-type="float">
            <text:p>171205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Brudzynski/</text:p>
          </table:table-cell>
          <table:table-cell office:value-type="string" calcext:value-type="string">
            <text:p>Marianna /Lis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semi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Hedvigis /Spycha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725" calcext:value-type="float">
            <text:p>171207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 adolescens de Śielec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02" calcext:value-type="float">
            <text:p>171208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18" calcext:value-type="float">
            <text:p>1712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ovilio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nn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de Piotrkowice</text:p>
          </table:table-cell>
          <table:table-cell office:value-type="string" calcext:value-type="string">
            <text:p>Catharina /Dabro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31" calcext:value-type="float">
            <text:p>171208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ile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04" calcext:value-type="float">
            <text:p>171209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 /Putrol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Catharina /Woiciechow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 de Damasław</text:p>
          </table:table-cell>
          <table:table-cell office:value-type="string" calcext:value-type="string">
            <text:p>Anna /St??duczka/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nich/ cmeto de Juncewo</text:p>
          </table:table-cell>
          <table:table-cell table:style-name="ce2" office:value-type="string" calcext:value-type="string">
            <text:p>Helena /Chałupniczka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4" calcext:value-type="float">
            <text:p>171209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Josephus komorni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annes ferrifaber de Damasławek</text:p>
          </table:table-cell>
          <table:table-cell office:value-type="string" calcext:value-type="string">
            <text:p>Catharina /Putroln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5" calcext:value-type="float">
            <text:p>1712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Matthias /Pozoroski/ cantor ecclesia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adolescens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21" calcext:value-type="float">
            <text:p>171209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thias braxator</text:p>
          </table:table-cell>
          <table:table-cell office:value-type="string" calcext:value-type="string">
            <text:p>Anna /Kosza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09" calcext:value-type="float">
            <text:p>1712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Regi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23" calcext:value-type="float">
            <text:p>171210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Judas</text:p>
          </table:table-cell>
          <table:table-cell office:value-type="string" calcext:value-type="string">
            <text:p>Bartholomeus /Putrol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famulus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101" calcext:value-type="float">
            <text:p>171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3" calcext:value-type="float">
            <text:p>17121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9" calcext:value-type="float">
            <text:p>171211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Łucz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3" calcext:value-type="float">
            <text:p>1712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bacalaure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 de Piotrkowice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Matthias /Byk/ de Damasław</text:p>
          </table:table-cell>
          <table:table-cell office:value-type="string" calcext:value-type="string">
            <text:p>Regina /Kaczo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07" calcext:value-type="float">
            <text:p>17130107</text:p>
          </table:table-cell>
          <table:table-cell office:value-type="string" calcext:value-type="string">
            <text:p>Gorki Kosciel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atthias /Kosedzik/</text:p>
          </table:table-cell>
          <table:table-cell office:value-type="string" calcext:value-type="string">
            <text:p>Catharina /Dabrow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22" calcext:value-type="float">
            <text:p>17130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/Purol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Chałupniczka/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30" calcext:value-type="float">
            <text:p>17130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residens in domo plebanal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203" calcext:value-type="float">
            <text:p>171302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ovilio de Śielec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Piotrowski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12" calcext:value-type="float">
            <text:p>1713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528" calcext:value-type="float">
            <text:p>171305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Barbar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629" calcext:value-type="float">
            <text:p>1713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</text:p>
          </table:table-cell>
          <table:table-cell office:value-type="string" calcext:value-type="string">
            <text:p>/Hrszkoroski/</text:p>
          </table:table-cell>
          <table:table-cell office:value-type="string" calcext:value-type="string">
            <text:p>Ursula /Kedzie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00" calcext:value-type="float">
            <text:p>17130700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Agnes 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13" calcext:value-type="float">
            <text:p>171307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Damasław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630" calcext:value-type="float">
            <text:p>171306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25" calcext:value-type="float">
            <text:p>171307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Anna /Matuszowna/ de Dąbrowa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30" calcext:value-type="float">
            <text:p>171307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forna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table:style-name="ce2" office:value-type="string" calcext:value-type="string">
            <text:p>Regina /Chaupnicz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4" calcext:value-type="float">
            <text:p>1713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Barbara /Kieszkor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9" calcext:value-type="float">
            <text:p>171308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Catharina komornic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904" calcext:value-type="float">
            <text:p>171309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su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Ursula /Kedz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0910" calcext:value-type="float">
            <text:p>171309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Zaboroski/</text:p>
          </table:table-cell>
          <table:table-cell office:value-type="string" calcext:value-type="string">
            <text:p>Anna /Sturzyla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 Martinus</text:p>
          </table:table-cell>
          <table:table-cell office:value-type="string" calcext:value-type="string">
            <text:p>Franciscus /Koscieski/ nobilis</text:p>
          </table:table-cell>
          <table:table-cell office:value-type="string" calcext:value-type="string">
            <text:p>Hedvigis /Racieska/</text:p>
          </table:table-cell>
          <table:table-cell office:value-type="string" calcext:value-type="string">
            <text:p>Laurentius /Kutakowicz/ conjuges</text:p>
          </table:table-cell>
          <table:table-cell office:value-type="string" calcext:value-type="string">
            <text:p>Sophia /Kutakowiczowa/ nee /Bogucka/ conjug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Albertus /Wicinski/ nobilis</text:p>
          </table:table-cell>
          <table:table-cell office:value-type="string" calcext:value-type="string">
            <text:p>Ursula /Kedzierska/</text:p>
          </table:table-cell>
          <table:table-cell office:value-type="string" calcext:value-type="string">
            <text:p>Swietoslaus /Tomicki/</text:p>
          </table:table-cell>
          <table:table-cell office:value-type="string" calcext:value-type="string">
            <text:p>Helena /Kucinska/ nee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7" calcext:value-type="float">
            <text:p>171311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ucas /Kedzior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101" calcext:value-type="float">
            <text:p>171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Rębiśzewik/ nobilis possessor Piotrkowice</text:p>
          </table:table-cell>
          <table:table-cell office:value-type="string" calcext:value-type="string">
            <text:p>Catharina /Koscieska/</text:p>
          </table:table-cell>
          <table:table-cell office:value-type="string" calcext:value-type="string">
            <text:p>Swietoslaus /Tomicki/ haeres in Śielec</text:p>
          </table:table-cell>
          <table:table-cell office:value-type="string" calcext:value-type="string">
            <text:p>Constantia /Tomicka/ consors sua haeres in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5" calcext:value-type="float">
            <text:p>171403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Paulus ovilio adolescens de Juncewo</text:p>
          </table:table-cell>
          <table:table-cell office:value-type="string" calcext:value-type="string">
            <text:p>Hedvigis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9" calcext:value-type="float">
            <text:p>171403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Zagrod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famulus de Dąbrowa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400" calcext:value-type="float">
            <text:p>1714040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table:style-name="ce2"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</text:p>
          </table:table-cell>
          <table:table-cell table:style-name="ce2" office:value-type="string" calcext:value-type="string">
            <text:p>Agnes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600" calcext:value-type="float">
            <text:p>1714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01" calcext:value-type="float">
            <text:p>171407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 /Bakalarka/</text:p>
          </table:table-cell>
          <table:table-cell/>
          <table:table-cell office:value-type="string" calcext:value-type="string">
            <text:p>obscured by ink sta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15" calcext:value-type="float">
            <text:p>171407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Wrzesinski/ sartor</text:p>
          </table:table-cell>
          <table:table-cell table:style-name="ce2" office:value-type="string" calcext:value-type="string">
            <text:p>Cunegunda /Kucinska/ virgo de Damas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17" calcext:value-type="float">
            <text:p>1714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/Krzyza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iacinthus /Spychalik/</text:p>
          </table:table-cell>
          <table:table-cell office:value-type="string" calcext:value-type="string">
            <text:p>Margaretha ancilla de Biskupi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29" calcext:value-type="float">
            <text:p>171408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aulus /Putrola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hospita plebana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921" calcext:value-type="float">
            <text:p>1714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caupo de Damasław</text:p>
          </table:table-cell>
          <table:table-cell office:value-type="string" calcext:value-type="string">
            <text:p>Catharina coctrix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1014" calcext:value-type="float">
            <text:p>171410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To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gina /Nowaczka/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05" calcext:value-type="float">
            <text:p>171501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Barbara /Wal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22" calcext:value-type="float">
            <text:p>171501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Ry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02" calcext:value-type="float">
            <text:p>1715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Kedziora/ famulus</text:p>
          </table:table-cell>
          <table:table-cell office:value-type="string" calcext:value-type="string">
            <text:p>Marianna /Spychala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10" calcext:value-type="float">
            <text:p>171502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219" calcext:value-type="float">
            <text:p>171502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tephanus lignifaber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Laurentius famulus de Piotrkowice</text:p>
          </table:table-cell>
          <table:table-cell office:value-type="string" calcext:value-type="string">
            <text:p>An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09" calcext:value-type="float">
            <text:p>171503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aurentius /Wałkano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Sophia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19" calcext:value-type="float">
            <text:p>1715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Laurenti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31" calcext:value-type="float">
            <text:p>1715033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Casimirus /Dobrogoski/ dominus</text:p>
          </table:table-cell>
          <table:table-cell office:value-type="string" calcext:value-type="string">
            <text:p>Marcianna</text:p>
          </table:table-cell>
          <table:table-cell office:value-type="string" calcext:value-type="string">
            <text:p>/Dobrogoski/ frater</text:p>
          </table:table-cell>
          <table:table-cell table:style-name="ce2" office:value-type="string" calcext:value-type="string">
            <text:p>Helena /Kucinska/ haeredyss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10" calcext:value-type="float">
            <text:p>171504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Barbara /Walk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24" calcext:value-type="float">
            <text:p>1715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30" calcext:value-type="float">
            <text:p>171504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522" calcext:value-type="float">
            <text:p>171505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Młodzianowski/</text:p>
          </table:table-cell>
          <table:table-cell office:value-type="string" calcext:value-type="string">
            <text:p>Anna /Owczark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elian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13" calcext:value-type="float">
            <text:p>1715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2" calcext:value-type="float">
            <text:p>1715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5" calcext:value-type="float">
            <text:p>1715072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04" calcext:value-type="float">
            <text:p>171508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Martinus /Łakom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parobek de Junewo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11" calcext:value-type="float">
            <text:p>171508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Paulus /Putrol/ de Damasław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Dorothea</text:p>
          </table:table-cell>
          <table:table-cell office:value-type="string" calcext:value-type="string">
            <text:p>Jacobus /Rembiszeski/ tenutarius Piotrkowic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yganowski/</text:p>
          </table:table-cell>
          <table:table-cell office:value-type="string" calcext:value-type="string">
            <text:p>Constantia Dorotha /Chrzastowska/ nee /Miecznikowa/</text:p>
          </table:table-cell>
          <table:table-cell/>
          <table:table-cell office:value-type="string" calcext:value-type="string">
            <text:p>quod postremo patrinium scripsi errore factum prudens lector id no apprehendat etiam propter limam non transposui = godfather is incorrect but i ain’t fixing i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20" calcext:value-type="float">
            <text:p>171509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famulus de Juncewo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00" calcext:value-type="float">
            <text:p>171510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nnes Cantius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rzastowski/ dominus possessor Juncewo</text:p>
          </table:table-cell>
          <table:table-cell office:value-type="string" calcext:value-type="string">
            <text:p>Cunegundis /Kucinska/ virgo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11" calcext:value-type="float">
            <text:p>1715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20" calcext:value-type="float">
            <text:p>1715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3" calcext:value-type="float">
            <text:p>1715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table:style-name="ce2" office:value-type="string" calcext:value-type="string">
            <text:p>Valentinus /Chałup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de Damasław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5" calcext:value-type="float">
            <text:p>1715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famulus</text:p>
          </table:table-cell>
          <table:table-cell office:value-type="string" calcext:value-type="string">
            <text:p>Catharina /Hopni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0" calcext:value-type="float">
            <text:p>171511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us caup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filius ovilionis senis</text:p>
          </table:table-cell>
          <table:table-cell office:value-type="string" calcext:value-type="string">
            <text:p>Marianna /Jan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9" calcext:value-type="float">
            <text:p>17151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/Jec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24" calcext:value-type="float">
            <text:p>1715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110" calcext:value-type="float">
            <text:p>171601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Axenrik/ milites de legione saxonu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ianus /Trinx/</text:p>
          </table:table-cell>
          <table:table-cell office:value-type="string" calcext:value-type="string">
            <text:p>Anna Catharina /Saulin/ de eodem legione</text:p>
          </table:table-cell>
          <table:table-cell/>
          <table:table-cell office:value-type="string" calcext:value-type="string">
            <text:p>Gregorius /Merger/ assistens</text:p>
          </table:table-cell>
          <table:table-cell office:value-type="string" calcext:value-type="string">
            <text:p>Georgius /Merger/ assistens</text:p>
          </table:table-cell>
          <table:table-cell office:value-type="string" calcext:value-type="string">
            <text:p>Marianna Elizabeth /Penmein/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19" calcext:value-type="float">
            <text:p>17160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 Sebastianus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0" calcext:value-type="float">
            <text:p>171602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Jacobus /Ureda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Marianna /Gwid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6" calcext:value-type="float">
            <text:p>1716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asimirus molitor adolescens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1" calcext:value-type="float">
            <text:p>171603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ovilio adolescens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5" calcext:value-type="float">
            <text:p>1716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Plaskaty/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gith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adolescens</text:p>
          </table:table-cell>
          <table:table-cell office:value-type="string" calcext:value-type="string">
            <text:p>Marianna /Jan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filius ovilionis adolescens de Śielec</text:p>
          </table:table-cell>
          <table:table-cell office:value-type="string" calcext:value-type="string">
            <text:p>Marianna 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405" calcext:value-type="float">
            <text:p>171604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/Bielski/ nobilis administrator in Śielec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rzelski/ de Pomarzany</text:p>
          </table:table-cell>
          <table:table-cell office:value-type="string" calcext:value-type="string">
            <text:p>Anna /Belecka/ nobil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0" calcext:value-type="float">
            <text:p>1716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braxator adolescens de Damasławek</text:p>
          </table:table-cell>
          <table:table-cell office:value-type="string" calcext:value-type="string">
            <text:p>Agnes tabernatrix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8" calcext:value-type="float">
            <text:p>1716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Ann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Rymarka/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31" calcext:value-type="float">
            <text:p>1716053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Agnes /Jedrze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609" calcext:value-type="float">
            <text:p>171606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err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Savoinski/ alias /Rymarz/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2" calcext:value-type="float">
            <text:p>1716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olitor de Piotrkowice</text:p>
          </table:table-cell>
          <table:table-cell office:value-type="string" calcext:value-type="string">
            <text:p>/Rata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6" calcext:value-type="float">
            <text:p>171607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ovilio de Międzylesie</text:p>
          </table:table-cell>
          <table:table-cell office:value-type="string" calcext:value-type="string">
            <text:p>Marianna /Chałyp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08" calcext:value-type="float">
            <text:p>171608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tinus /Drop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uxor Martini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16" calcext:value-type="float">
            <text:p>171608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30" calcext:value-type="float">
            <text:p>171608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iesaska/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1" calcext:value-type="float">
            <text:p>1716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asimirus molitor de Piotrkowice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3" calcext:value-type="float">
            <text:p>1716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Oleinik/ de Damasławek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5" calcext:value-type="float">
            <text:p>171610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Slimanczak/ adolescens de Juncewo</text:p>
          </table:table-cell>
          <table:table-cell office:value-type="string" calcext:value-type="string">
            <text:p>Sophia vidua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8" calcext:value-type="float">
            <text:p>171610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racz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Płaczkowski/</text:p>
          </table:table-cell>
          <table:table-cell office:value-type="string" calcext:value-type="string">
            <text:p>Sophia de domo plebanali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101" calcext:value-type="float">
            <text:p>171611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uc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11" calcext:value-type="float">
            <text:p>171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Martinus</text:p>
          </table:table-cell>
          <table:table-cell office:value-type="string" calcext:value-type="string">
            <text:p>Joannes /Tomicki/ dominus de Trzebicka</text:p>
          </table:table-cell>
          <table:table-cell office:value-type="string" calcext:value-type="string">
            <text:p>Catharina /Belęcka/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/Orzelska/ de Kwielec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Rolirad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Kosęda/ de Żnin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 /Goscinn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Karpinski/ nobilis</text:p>
          </table:table-cell>
          <table:table-cell office:value-type="string" calcext:value-type="string">
            <text:p>/Małach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Budnik/ seu /Nowak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Th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13" calcext:value-type="float">
            <text:p>17161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00" calcext:value-type="float">
            <text:p>1717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20" calcext:value-type="float">
            <text:p>1717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athias inquilinus de domo plebanali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Valentinus braxator de Damasławek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07" calcext:value-type="float">
            <text:p>171702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16" calcext:value-type="float">
            <text:p>171702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uk/ adolescens de Juncewo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Owczarzona/</text:p>
          </table:table-cell>
          <table:table-cell office:value-type="string" calcext:value-type="string">
            <text:p>Petrus tabernator de Śielec</text:p>
          </table:table-cell>
          <table:table-cell office:value-type="string" calcext:value-type="string">
            <text:p>Regina /Sob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tulius</text:p>
          </table:table-cell>
          <table:table-cell office:value-type="string" calcext:value-type="string">
            <text:p>Marianna /So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2" calcext:value-type="float">
            <text:p>171703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Oleinik/</text:p>
          </table:table-cell>
          <table:table-cell office:value-type="string" calcext:value-type="string">
            <text:p>Apolon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Barbara /Wal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/Janowa/ vidua de domo plebanali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1" calcext:value-type="float">
            <text:p>1717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Kurzawa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5" calcext:value-type="float">
            <text:p>171703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ovilio adolescens</text:p>
          </table:table-cell>
          <table:table-cell office:value-type="string" calcext:value-type="string">
            <text:p>An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6" calcext:value-type="float">
            <text:p>171703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/Skąpski/ cantor ecclesiae de Juncewo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406" calcext:value-type="float">
            <text:p>171704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errifaber</text:p>
          </table:table-cell>
          <table:table-cell office:value-type="string" calcext:value-type="string">
            <text:p>Agnes /Owczark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16" calcext:value-type="float">
            <text:p>1717051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Paul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Marianna ancill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10" calcext:value-type="float">
            <text:p>171705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</text:p>
          </table:table-cell>
          <table:table-cell office:value-type="string" calcext:value-type="string">
            <text:p>Dorothea /Bzdy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26" calcext:value-type="float">
            <text:p>1717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arci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06" calcext:value-type="float">
            <text:p>171706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ovilio adolescens de Międzylesi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29" calcext:value-type="float">
            <text:p>1717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 de aul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3" calcext:value-type="float">
            <text:p>171708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imon pastor pecudum</text:p>
          </table:table-cell>
          <table:table-cell office:value-type="string" calcext:value-type="string">
            <text:p>omitted</text:p>
          </table:table-cell>
          <table:table-cell table:number-columns-repeated="3"/>
          <table:table-cell office:value-type="string" calcext:value-type="string">
            <text:p>pastor pecudum = herder of catt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famulus adolescens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Marianna /Stirpe/</text:p>
          </table:table-cell>
          <table:table-cell office:value-type="string" calcext:value-type="string">
            <text:p>Sebastianus ovilio adolescen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14" calcext:value-type="float">
            <text:p>171709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ovilio claud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Marianna ancilla de aula Junce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 /Haza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07" calcext:value-type="float">
            <text:p>171710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Jans/ lutheran</text:p>
          </table:table-cell>
          <table:table-cell office:value-type="string" calcext:value-type="string">
            <text:p>Dorothea catholic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Grzechowa/ de Dąbrowa</text:p>
          </table:table-cell>
          <table:table-cell/>
          <table:table-cell office:value-type="string" calcext:value-type="string">
            <text:p>Bartholomeus /Ninderster/ <text:s/>incola in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18" calcext:value-type="float">
            <text:p>171710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Dorothe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31" calcext:value-type="float">
            <text:p>171710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110" calcext:value-type="float">
            <text:p>17171110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aurentiu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/Matus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200" calcext:value-type="float">
            <text:p>17171200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/Suchorski/ sar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hrząstkoski/ dominus</text:p>
          </table:table-cell>
          <table:table-cell office:value-type="string" calcext:value-type="string">
            <text:p>/Gorska/ domina virgo de Swią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6" calcext:value-type="float">
            <text:p>1718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ovilio adolescens de Piotrkowice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7" calcext:value-type="float">
            <text:p>1718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Szczepanka/ komornica</text:p>
          </table:table-cell>
          <table:table-cell/>
          <table:table-cell office:value-type="string" calcext:value-type="string">
            <text:p>komornica = female komornik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9" calcext:value-type="float">
            <text:p>171801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Łakomy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 /Roliracik/ de Damasław</text:p>
          </table:table-cell>
          <table:table-cell office:value-type="string" calcext:value-type="string">
            <text:p>Mariann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200" calcext:value-type="float">
            <text:p>171802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Agatha</text:p>
          </table:table-cell>
          <table:table-cell office:value-type="string" calcext:value-type="string">
            <text:p>Mathias /Jech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Radliszyk/ de Gołancza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05" calcext:value-type="float">
            <text:p>171803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/</text:p>
          </table:table-cell>
          <table:table-cell office:value-type="string" calcext:value-type="string">
            <text:p>/Wierzbinska/</text:p>
          </table:table-cell>
          <table:table-cell/>
          <table:table-cell office:value-type="string" calcext:value-type="string">
            <text:p>stillborn twin to Eva? note says ob periculum baptizavi de utero egress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3" calcext:value-type="float">
            <text:p>1718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Margaretha /Kuszewa/ de Juncewo</text:p>
          </table:table-cell>
          <table:table-cell/>
          <table:table-cell office:value-type="string" calcext:value-type="string">
            <text:p>twin to Adam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7" calcext:value-type="float">
            <text:p>171803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Casimirus /Przygoda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adolescens ovili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00" calcext:value-type="float">
            <text:p>171804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ladislaus</text:p>
          </table:table-cell>
          <table:table-cell office:value-type="string" calcext:value-type="string">
            <text:p>/Szymanski/ de Murowana</text:p>
          </table:table-cell>
          <table:table-cell office:value-type="string" calcext:value-type="string">
            <text:p>Gosl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uxor eius</text:p>
          </table:table-cell>
          <table:table-cell/>
          <table:table-cell office:value-type="string" calcext:value-type="string">
            <text:p>genere Juddum = of jewish descent?; the vertical note in the marigin looks to me like de Murowana Goslina Juddum baptizav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27" calcext:value-type="float">
            <text:p>171804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arianus /Lesniewicz/</text:p>
          </table:table-cell>
          <table:table-cell office:value-type="string" calcext:value-type="string">
            <text:p>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30" calcext:value-type="float">
            <text:p>171804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lipus Jacob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Czap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700" calcext:value-type="float">
            <text:p>171807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801" calcext:value-type="float">
            <text:p>1718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Swierczyski/</text:p>
          </table:table-cell>
          <table:table-cell office:value-type="string" calcext:value-type="string">
            <text:p>Elenora /Chrzaystowska/ nee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800" calcext:value-type="float">
            <text:p>171808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Watkanowski/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wid/ de Juncewo</text:p>
          </table:table-cell>
          <table:table-cell office:value-type="string" calcext:value-type="string">
            <text:p>Margareth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yppolitus Rochus</text:p>
          </table:table-cell>
          <table:table-cell office:value-type="string" calcext:value-type="string">
            <text:p>/Obielawski/ dominus possessor Ustaszewo</text:p>
          </table:table-cell>
          <table:table-cell office:value-type="string" calcext:value-type="string">
            <text:p>/Koscielska/</text:p>
          </table:table-cell>
          <table:table-cell office:value-type="string" calcext:value-type="string">
            <text:p>Joannes /Sboyganowski/ parochus Szczepanoviensis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1" calcext:value-type="float">
            <text:p>171809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Koscianiewicz/ ferrifaber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8" calcext:value-type="float">
            <text:p>171809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Regina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028" calcext:value-type="float">
            <text:p>171810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Pellio/ adolescens de Kopanina</text:p>
          </table:table-cell>
          <table:table-cell office:value-type="string" calcext:value-type="string">
            <text:p>Regina /Gołebiewna/ de Kołyp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115" calcext:value-type="float">
            <text:p>171811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vus de Xenodochio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avus = grandfather of the child; xenedochium = hostel or hospital or other charitable place for stranger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0" calcext:value-type="float">
            <text:p>171812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aulus /Puszka/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8" calcext:value-type="float">
            <text:p>17181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/Przygoda/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Ozdrzykowski/ olim molitor in Śielec</text:p>
          </table:table-cell>
          <table:table-cell office:value-type="string" calcext:value-type="string">
            <text:p>Rosa ancilla filia tabernatric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25" calcext:value-type="float">
            <text:p>17181225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/Paluch/ adolsescens ovilio de Swiątkowo</text:p>
          </table:table-cell>
          <table:table-cell office:value-type="string" calcext:value-type="string">
            <text:p>Catharina uxor ovilionis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6" calcext:value-type="float">
            <text:p>1719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8" calcext:value-type="float">
            <text:p>171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 de aul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Justina /Kaw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Międzylesi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Martinus /Domagała/ de Damasław</text:p>
          </table:table-cell>
          <table:table-cell office:value-type="string" calcext:value-type="string">
            <text:p>Catharina /Wał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22" calcext:value-type="float">
            <text:p>171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Kułtońowa/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Hedvigi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4" calcext:value-type="float">
            <text:p>171901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famulus pastorus ovium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Hiacinthus /Spychała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Rudkowski/ ferrifaber</text:p>
          </table:table-cell>
          <table:table-cell office:value-type="string" calcext:value-type="string">
            <text:p>Hedvigis virgo </text:p>
          </table:table-cell>
          <table:table-cell/>
          <table:table-cell office:value-type="string" calcext:value-type="string">
            <text:p>surname /Bzyk/ also recorded for fa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06" calcext:value-type="float">
            <text:p>1719020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Mnis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orny/ ovilio adolescens de Swiątko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6" calcext:value-type="float">
            <text:p>1719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aszczy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Malik/ ovilio adolescens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9" calcext:value-type="float">
            <text:p>171902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Więcek/</text:p>
          </table:table-cell>
          <table:table-cell office:value-type="string" calcext:value-type="string">
            <text:p>Barbara /Kurzawian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0" calcext:value-type="float">
            <text:p>1719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Czap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baptism of an adult jew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6" calcext:value-type="float">
            <text:p>171902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Komor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Magdalena /Samolę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311" calcext:value-type="float">
            <text:p>171903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ebastianus /Plachta/ mendic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Gracz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321" calcext:value-type="float">
            <text:p>171903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2" calcext:value-type="float">
            <text:p>1719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inquilinus filius molitor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Rolirad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4" calcext:value-type="float">
            <text:p>1719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/Drop/ inquilinus</text:p>
          </table:table-cell>
          <table:table-cell office:value-type="string" calcext:value-type="string">
            <text:p>omitted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5" calcext:value-type="float">
            <text:p>171904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Jancewski/ adolescens de Dąbrowa</text:p>
          </table:table-cell>
          <table:table-cell office:value-type="string" calcext:value-type="string">
            <text:p>Marianna /Korponska/ anci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1" calcext:value-type="float">
            <text:p>171904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Wałk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5" calcext:value-type="float">
            <text:p>171904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07" calcext:value-type="float">
            <text:p>171905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Dominicus /Breza/ castelanides satecensis</text:p>
          </table:table-cell>
          <table:table-cell office:value-type="string" calcext:value-type="string">
            <text:p>Elenora /Chrzas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rnardus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ancilla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ybki/ bakalarek</text:p>
          </table:table-cell>
          <table:table-cell office:value-type="string" calcext:value-type="string">
            <text:p>Agnes /Komornica/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00" calcext:value-type="float">
            <text:p>1719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4" calcext:value-type="float">
            <text:p>171906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advenus mercenari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Dobrogoski/</text:p>
          </table:table-cell>
          <table:table-cell office:value-type="string" calcext:value-type="string">
            <text:p>Marianna /Dy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731" calcext:value-type="float">
            <text:p>171907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00" calcext:value-type="float">
            <text:p>171908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10" calcext:value-type="float">
            <text:p>1719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Nowak/ inquilinus</text:p>
          </table:table-cell>
          <table:table-cell office:value-type="string" calcext:value-type="string">
            <text:p>Theressi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Thomas /Ratay/</text:p>
          </table:table-cell>
          <table:table-cell office:value-type="string" calcext:value-type="string">
            <text:p>Catharina /Pioianka/</text:p>
          </table:table-cell>
          <table:table-cell office:value-type="string" calcext:value-type="string">
            <text:p>Michael /Bipa/</text:p>
          </table:table-cell>
          <table:table-cell office:value-type="string" calcext:value-type="string">
            <text:p>Margaretha /Mo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acobus /Wrzeszcz/ vel /Łapaczy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molitor adolescens de Piotrkowice</text:p>
          </table:table-cell>
          <table:table-cell office:value-type="string" calcext:value-type="string">
            <text:p>Marianna /Ratayka/ nee /Rzdy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30" calcext:value-type="float">
            <text:p>171908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 ovilio de Juncewo</text:p>
          </table:table-cell>
          <table:table-cell office:value-type="string" calcext:value-type="string">
            <text:p>Marianna /Mni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900" calcext:value-type="float">
            <text:p>171909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Fran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5" calcext:value-type="float">
            <text:p>17191015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Grzech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ovilio adolescens de Ustaszewo</text:p>
          </table:table-cell>
          <table:table-cell office:value-type="string" calcext:value-type="string">
            <text:p>Gertrudis /Marask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zymanowna/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ub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22" calcext:value-type="float">
            <text:p>171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12" calcext:value-type="float">
            <text:p>1719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/Rudkowski/ ferrifaber de Piotrkowice</text:p>
          </table:table-cell>
          <table:table-cell office:value-type="string" calcext:value-type="string">
            <text:p>Anna /Ratayka/ nee /Jedrzeie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21" calcext:value-type="float">
            <text:p>171911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widziak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200" calcext:value-type="float">
            <text:p>1719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ianna /Mnichow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ferri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Mathias /Mulinski/ administrator in Ustasz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Sophia /Sewery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18" calcext:value-type="float">
            <text:p>17200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omitted caup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/Dą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2" calcext:value-type="float">
            <text:p>172002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/Spychała/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ovilio de Usako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5" calcext:value-type="float">
            <text:p>172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molitor adolescens de Śielec</text:p>
          </table:table-cell>
          <table:table-cell office:value-type="string" calcext:value-type="string">
            <text:p>Marianna /Janisze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03" calcext:value-type="float">
            <text:p>172003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Janczewski/ de Dąbrowa</text:p>
          </table:table-cell>
          <table:table-cell office:value-type="string" calcext:value-type="string">
            <text:p>Anna /Matuszowna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26" calcext:value-type="float">
            <text:p>172003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Andreas /Młodżianoski/ possessor villae Swiątkowo</text:p>
          </table:table-cell>
          <table:table-cell office:value-type="string" calcext:value-type="string">
            <text:p>Catharina /Grab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402" calcext:value-type="float">
            <text:p>172004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Mieszat/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famulus plebanali in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7" calcext:value-type="float">
            <text:p>172006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Barbara /Owczar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9" calcext:value-type="float">
            <text:p>172006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ągowski/ cantor ecclesiae de Juncewo</text:p>
          </table:table-cell>
          <table:table-cell office:value-type="string" calcext:value-type="string">
            <text:p>Eva /Uredzin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3" calcext:value-type="float">
            <text:p>172006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simirus /Dobrogoski/ possessor Starężyn</text:p>
          </table:table-cell>
          <table:table-cell office:value-type="string" calcext:value-type="string">
            <text:p>Marcianna /Kaczorowska/</text:p>
          </table:table-cell>
          <table:table-cell office:value-type="string" calcext:value-type="string">
            <text:p>Thomas /Kaczorowski/ avus infantis</text:p>
          </table:table-cell>
          <table:table-cell office:value-type="string" calcext:value-type="string">
            <text:p>/Połocka/ domina</text:p>
          </table:table-cell>
          <table:table-cell/>
          <table:table-cell office:value-type="string" calcext:value-type="string">
            <text:p>avus infantis = grandfather of the chil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4" calcext:value-type="float">
            <text:p>1720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30" calcext:value-type="float">
            <text:p>172006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Hiacinthus /Kroie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rianna /Mni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819" calcext:value-type="float">
            <text:p>172008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 An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901" calcext:value-type="float">
            <text:p>172009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utzbieran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table:style-name="ce1"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Margaretha coc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0" calcext:value-type="float">
            <text:p>172010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molitor de Damasławek</text:p>
          </table:table-cell>
          <table:table-cell office:value-type="string" calcext:value-type="string">
            <text:p>/Dro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4" calcext:value-type="float">
            <text:p>172010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Łakomy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Lamka/ ovilio adolescens</text:p>
          </table:table-cell>
          <table:table-cell office:value-type="string" calcext:value-type="string">
            <text:p>Mariann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103" calcext:value-type="float">
            <text:p>17201103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Sie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</text:p>
          </table:table-cell>
          <table:table-cell office:value-type="string" calcext:value-type="string">
            <text:p>Hedvigis /Ciesiels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1" calcext:value-type="float">
            <text:p>172012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Koziełek/ de Juncewo illegitimate</text:p>
          </table:table-cell>
          <table:table-cell office:value-type="string" calcext:value-type="string">
            <text:p>Hedvigis de Międzylesie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5" calcext:value-type="float">
            <text:p>172012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Wroblewski/ adolescens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12" calcext:value-type="float">
            <text:p>172012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Paulus /Putrol/ de Damasław</text:p>
          </table:table-cell>
          <table:table-cell office:value-type="string" calcext:value-type="string">
            <text:p>Hedvigis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1" calcext:value-type="float">
            <text:p>172012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9" calcext:value-type="float">
            <text:p>172012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Michałowna/</text:p>
          </table:table-cell>
          <table:table-cell office:value-type="string" calcext:value-type="string">
            <text:p>/Potocki/ adolescens</text:p>
          </table:table-cell>
          <table:table-cell office:value-type="string" calcext:value-type="string">
            <text:p>Theressi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06" calcext:value-type="float">
            <text:p>1721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/Wer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ev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Kędziora/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2" calcext:value-type="float">
            <text:p>172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k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4" calcext:value-type="float">
            <text:p>1721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Brzykczak/ famulus plebanalis nativus de Jaroszew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Nowak/ de Juncewo</text:p>
          </table:table-cell>
          <table:table-cell office:value-type="string" calcext:value-type="string">
            <text:p>Eva /Ura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artinus /Domagała/</text:p>
          </table:table-cell>
          <table:table-cell office:value-type="string" calcext:value-type="string">
            <text:p>Elizabeth /Putrol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rzeszcz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ziak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00" calcext:value-type="float">
            <text:p>1721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 /Sobkowianka/</text:p>
          </table:table-cell>
          <table:table-cell office:value-type="string" calcext:value-type="string">
            <text:p>Mathias ovilio adolescens</text:p>
          </table:table-cell>
          <table:table-cell office:value-type="string" calcext:value-type="string">
            <text:p>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30" calcext:value-type="float">
            <text:p>172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Salomea /Dru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02" calcext:value-type="float">
            <text:p>1721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Drop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Breza/ castelanides sątecen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13" calcext:value-type="float">
            <text:p>1721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Stefaniak/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sartor adolescens</text:p>
          </table:table-cell>
          <table:table-cell office:value-type="string" calcext:value-type="string">
            <text:p>Constant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601" calcext:value-type="float">
            <text:p>172106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oyski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Fraczczak/ de Paryż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0" calcext:value-type="float">
            <text:p>172107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Laurentius /Klepsky/ famulus</text:p>
          </table:table-cell>
          <table:table-cell office:value-type="string" calcext:value-type="string">
            <text:p>Catharina /Kryszanka/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6" calcext:value-type="float">
            <text:p>17210706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Adolfus</text:p>
          </table:table-cell>
          <table:table-cell office:value-type="string" calcext:value-type="string">
            <text:p>Joannes /Tomicki/ de Trzebick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Josephus /Złotnicki/ possessor Szubin et Turzyn vero parentes haeredes Starężynek</text:p>
          </table:table-cell>
          <table:table-cell office:value-type="string" calcext:value-type="string">
            <text:p>Julianna /Skora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10" calcext:value-type="float">
            <text:p>172107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Osow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721" calcext:value-type="float">
            <text:p>172107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ferrifabe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Kusz/ de Juncewo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2" calcext:value-type="float">
            <text:p>1721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/Lesniwiczowa/ de aula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Andrea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Kusz/ inquili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907" calcext:value-type="float">
            <text:p>172109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Bernardus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Josephus /Złotnicki/ possessor Szubin et Turzyn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3" calcext:value-type="float">
            <text:p>172110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ovilio adolescens de Dąbrowa</text:p>
          </table:table-cell>
          <table:table-cell office:value-type="string" calcext:value-type="string">
            <text:p>Barbara 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4" calcext:value-type="float">
            <text:p>1721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 Francisca</text:p>
          </table:table-cell>
          <table:table-cell office:value-type="string" calcext:value-type="string">
            <text:p>Martinus /Ja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09" calcext:value-type="float">
            <text:p>172111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/Serdynianka/</text:p>
          </table:table-cell>
          <table:table-cell office:value-type="string" calcext:value-type="string">
            <text:p>Joannes /Wozniak/ de Śielec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tonius famulus de Juncewo</text:p>
          </table:table-cell>
          <table:table-cell office:value-type="string" calcext:value-type="string">
            <text:p>Catharina /Sawinsk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infantis avunculus</text:p>
          </table:table-cell>
          <table:table-cell office:value-type="string" calcext:value-type="string">
            <text:p>Hedvigis /Ciesielska/ </text:p>
          </table:table-cell>
          <table:table-cell/>
          <table:table-cell office:value-type="string" calcext:value-type="string">
            <text:p>avunculus = maternal unc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2" calcext:value-type="float">
            <text:p>172112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Plachcianka/</text:p>
          </table:table-cell>
          <table:table-cell office:value-type="string" calcext:value-type="string">
            <text:p>Mathias /Graczyk/ de Damasławek</text:p>
          </table:table-cell>
          <table:table-cell office:value-type="string" calcext:value-type="string">
            <text:p>Agnes /Watkanow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tonius /Łegowski/ cantor de Juncewo</text:p>
          </table:table-cell>
          <table:table-cell office:value-type="string" calcext:value-type="string">
            <text:p>Marianna /Młyn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Ratayczy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Graczyk/</text:p>
          </table:table-cell>
          <table:table-cell office:value-type="string" calcext:value-type="string">
            <text:p>Salo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125" calcext:value-type="float">
            <text:p>17220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Diabelec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inquilinus de Wiela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15" calcext:value-type="float">
            <text:p>172202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/Pospieszał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Nadolski/ oppida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20" calcext:value-type="float">
            <text:p>1722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Dorothe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300" calcext:value-type="float">
            <text:p>172203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Regina /Klemensowa/ av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419" calcext:value-type="float">
            <text:p>1722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Steph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Dorothea /Walkiewiczowa/ uxor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3" calcext:value-type="float">
            <text:p>1722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Margareth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6" calcext:value-type="float">
            <text:p>172205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oanne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Wazynski/</text:p>
          </table:table-cell>
          <table:table-cell office:value-type="string" calcext:value-type="string">
            <text:p>/Mielc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lasius inquilinu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Armacian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600" calcext:value-type="float">
            <text:p>1722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 /Brdączanka/</text:p>
          </table:table-cell>
          <table:table-cell office:value-type="string" calcext:value-type="string">
            <text:p>Michael /Purol/ de Damasław</text:p>
          </table:table-cell>
          <table:table-cell office:value-type="string" calcext:value-type="string">
            <text:p>Salom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00" calcext:value-type="float">
            <text:p>172207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/Ja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31" calcext:value-type="float">
            <text:p>172207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ius</text:p>
          </table:table-cell>
          <table:table-cell office:value-type="string" calcext:value-type="string">
            <text:p>Bartholomeus pastor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Bartholomeus /Domagała/ de Juncewo</text:p>
          </table:table-cell>
          <table:table-cell office:value-type="string" calcext:value-type="string">
            <text:p>Marianna ancilla ex aul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Graczanka/</text:p>
          </table:table-cell>
          <table:table-cell office:value-type="string" calcext:value-type="string">
            <text:p>Blasius /Hoinacki/ ovilio adolescens de Międzylesi</text:p>
          </table:table-cell>
          <table:table-cell office:value-type="string" calcext:value-type="string">
            <text:p>Margaretha /Heidu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16" calcext:value-type="float">
            <text:p>1722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 Roch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0" calcext:value-type="float">
            <text:p>172209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/Wazynski/ nobilis</text:p>
          </table:table-cell>
          <table:table-cell office:value-type="string" calcext:value-type="string">
            <text:p>nobilis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Sob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018" calcext:value-type="float">
            <text:p>1722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Valentinus /Walo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3" calcext:value-type="float">
            <text:p>1722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Jaruzel/ de Gorzy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Hiacinth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Rohracik/</text:p>
          </table:table-cell>
          <table:table-cell office:value-type="string" calcext:value-type="string">
            <text:p>Urszula /Pawlowa/ curdika de Damasław</text:p>
          </table:table-cell>
          <table:table-cell/>
          <table:table-cell office:value-type="string" calcext:value-type="string">
            <text:p>curdika = curdica = curdish?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inquilinus nativus de Gorzyce</text:p>
          </table:table-cell>
          <table:table-cell office:value-type="string" calcext:value-type="string">
            <text:p>Anna nata de Biedk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Okiopniak/ ovilio adolscens</text:p>
          </table:table-cell>
          <table:table-cell office:value-type="string" calcext:value-type="string">
            <text:p>Sophia /Owczarka/ de Modrzew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Wasenty/ de Juncew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Ł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Hetman/ ovilio adolescens</text:p>
          </table:table-cell>
          <table:table-cell office:value-type="string" calcext:value-type="string">
            <text:p>Marianna /Kazipłac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ovilio adolescens</text:p>
          </table:table-cell>
          <table:table-cell office:value-type="string" calcext:value-type="string">
            <text:p>Catharina /Bartkowianka/ vidua de Bizid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/Krzyzan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Anna /Młyn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06" calcext:value-type="float">
            <text:p>17230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2" calcext:value-type="float">
            <text:p>1723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6" calcext:value-type="float">
            <text:p>17230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pas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Eva /Fifrow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9" calcext:value-type="float">
            <text:p>17230119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acobus /Staswicz/ economus Damasławek</text:p>
          </table:table-cell>
          <table:table-cell office:value-type="string" calcext:value-type="string">
            <text:p>Catharina /Pogodzina/ de Damasławek</text:p>
          </table:table-cell>
          <table:table-cell/>
          <table:table-cell table:style-name="ce2" office:value-type="string" calcext:value-type="string">
            <text:p>place recorded as ‘Domasławek non subditorum’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3" calcext:value-type="float">
            <text:p>172302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 Mathias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Breza/ castelanides sątecensis de Komorowo</text:p>
          </table:table-cell>
          <table:table-cell office:value-type="string" calcext:value-type="string">
            <text:p>Helena /Rymarzewska/ virgo nobilis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7" calcext:value-type="float">
            <text:p>172302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210" calcext:value-type="float">
            <text:p>1723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Margaretha /Michalcza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04" calcext:value-type="float">
            <text:p>172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stasius Josephus</text:p>
          </table:table-cell>
          <table:table-cell office:value-type="string" calcext:value-type="string">
            <text:p>Dominicus /Breza/ castelanidus sątecensi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fili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/Goliszenski/ molitor illegitimate</text:p>
          </table:table-cell>
          <table:table-cell office:value-type="string" calcext:value-type="string">
            <text:p>Barbara vaga</text:p>
          </table:table-cell>
          <table:table-cell office:value-type="string" calcext:value-type="string">
            <text:p>Sebastianus molitor</text:p>
          </table:table-cell>
          <table:table-cell table:style-name="ce2" office:value-type="string" calcext:value-type="string">
            <text:p>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/Hadal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Wecloch/ ovilio de Dąbrowa</text:p>
          </table:table-cell>
          <table:table-cell office:value-type="string" calcext:value-type="string">
            <text:p>Marianna uxor ovilionis de Zołosz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aulus /Kądziela/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Lucia /Ratayczanka/ ancilla de Damasław</text:p>
          </table:table-cell>
          <table:table-cell/>
          <table:table-cell office:value-type="string" calcext:value-type="string">
            <text:p>date omitted; date of previous record us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0" calcext:value-type="float">
            <text:p>172306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Anton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/Kolczyns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9" calcext:value-type="float">
            <text:p>1723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 /Mnichowna/</text:p>
          </table:table-cell>
          <table:table-cell office:value-type="string" calcext:value-type="string">
            <text:p>Josephus /Jaworski/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04" calcext:value-type="float">
            <text:p>1723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11" calcext:value-type="float">
            <text:p>172307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824" calcext:value-type="float">
            <text:p>1723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Regina /Che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905" calcext:value-type="float">
            <text:p>172309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01" calcext:value-type="float">
            <text:p>172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13" calcext:value-type="float">
            <text:p>1724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zia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1" calcext:value-type="float">
            <text:p>1724012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Blasius</text:p>
          </table:table-cell>
          <table:table-cell office:value-type="string" calcext:value-type="string">
            <text:p>Joannes /Mede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adolescens ovilio de Starężynek</text:p>
          </table:table-cell>
          <table:table-cell office:value-type="string" calcext:value-type="string">
            <text:p>Anna /Armacianka/ vidu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3" calcext:value-type="float">
            <text:p>17240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famulu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Franciscus 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 Blasius</text:p>
          </table:table-cell>
          <table:table-cell office:value-type="string" calcext:value-type="string">
            <text:p>Gregorius /Armata/ caup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Hedvigis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130" calcext:value-type="float">
            <text:p>1742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kapitan dic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adolescens ovilio de Damasławek</text:p>
          </table:table-cell>
          <table:table-cell office:value-type="string" calcext:value-type="string">
            <text:p>Sophia /Pączoszczank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201" calcext:value-type="float">
            <text:p>174202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Theressa /Woi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1" calcext:value-type="float">
            <text:p>17240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Osowski/ nobilus illegitmate</text:p>
          </table:table-cell>
          <table:table-cell office:value-type="string" calcext:value-type="string">
            <text:p>Lucia /Płachcianka/</text:p>
          </table:table-cell>
          <table:table-cell office:value-type="string" calcext:value-type="string">
            <text:p>Blasius /Dzerchowski/ molitor adolescens de Damasław</text:p>
          </table:table-cell>
          <table:table-cell office:value-type="string" calcext:value-type="string">
            <text:p>Eva /Kardas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9" calcext:value-type="float">
            <text:p>17240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Domagalik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19" calcext:value-type="float">
            <text:p>17240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Dyasek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gdalena /Werkowna/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29" calcext:value-type="float">
            <text:p>17240229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Zbieran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4" calcext:value-type="float">
            <text:p>172403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adolescen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vaga</text:p>
          </table:table-cell>
          <table:table-cell office:value-type="string" calcext:value-type="string">
            <text:p>Stanislaus /Memrot/ mendicus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30" calcext:value-type="float">
            <text:p>172403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table:style-name="ce2"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2" calcext:value-type="float">
            <text:p>1724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Cieslaka/ inquilinus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annes /Kardasz/ pro tunc tabernator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3" calcext:value-type="float">
            <text:p>17240403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table:style-name="ce2" office:value-type="string" calcext:value-type="string">
            <text:p>Hiacinthus /Spychała/ de Juncewo</text:p>
          </table:table-cell>
          <table:table-cell office:value-type="string" calcext:value-type="string">
            <text:p>Theressia /Evoy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9" calcext:value-type="float">
            <text:p>1724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lkowic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/Byk/ 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Constantia</text:p>
          </table:table-cell>
          <table:table-cell office:value-type="string" calcext:value-type="string">
            <text:p>Dominicus /Breza/ castelandaru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Petus /Ciesielski/ decanus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00" calcext:value-type="float">
            <text:p>172405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rtholomeus /Dobrogoski/ nobilis illegitimate</text:p>
          </table:table-cell>
          <table:table-cell office:value-type="string" calcext:value-type="string">
            <text:p>Francisca /Marszewska/ nobilis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21" calcext:value-type="float">
            <text:p>1724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02" calcext:value-type="float">
            <text:p>172407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Pozpiesz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rianus ovilio de Międzylesie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19" calcext:value-type="float">
            <text:p>172407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Nicolaus /Potrzebowski/ ovilio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15" calcext:value-type="float">
            <text:p>172408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20" calcext:value-type="float">
            <text:p>17240820</text:p>
          </table:table-cell>
          <table:table-cell office:value-type="string" calcext:value-type="string">
            <text:p>Damasławek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oannes /Szrama/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903" calcext:value-type="float">
            <text:p>172409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Bartholomeu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Thomas /Złomic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Je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Goliszewski/ illegitimate</text:p>
          </table:table-cell>
          <table:table-cell office:value-type="string" calcext:value-type="string">
            <text:p>Anna /Armacianka/ vidua</text:p>
          </table:table-cell>
          <table:table-cell office:value-type="string" calcext:value-type="string">
            <text:p>Blasius ovilio adolescens de Starężynek</text:p>
          </table:table-cell>
          <table:table-cell office:value-type="string" calcext:value-type="string">
            <text:p>Dorothea /Walo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12" calcext:value-type="float">
            <text:p>1724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Czapraszka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Kubi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30" calcext:value-type="float">
            <text:p>1724113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 /Kolasianka/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atharina /Grac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208" calcext:value-type="float">
            <text:p>1724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Źapaczcz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Eva /Pizut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1" calcext:value-type="float">
            <text:p>172502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Janc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4" calcext:value-type="float">
            <text:p>1725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urzawiak/ adolescens</text:p>
          </table:table-cell>
          <table:table-cell office:value-type="string" calcext:value-type="string">
            <text:p>Lucia /Jozwowna/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/Kurzawianka/ ancill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20" calcext:value-type="float">
            <text:p>1725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Josephus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Carolus /Złotnicki/ dominu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312" calcext:value-type="float">
            <text:p>172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liberus ferrifabri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Lucia /Jozwowna/ ancilla de Dąbrowa</text:p>
          </table:table-cell>
          <table:table-cell/>
          <table:table-cell office:value-type="string" calcext:value-type="string">
            <text:p>I’m not certain whether Casimirus is an independent blacksmith or child of a blacksmit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02" calcext:value-type="float">
            <text:p>1725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Z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rianna /Łegoska/ uxor can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3" calcext:value-type="float">
            <text:p>172504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Catharina /Pogo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4" calcext:value-type="float">
            <text:p>172504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/Reniewi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Wazyn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28" calcext:value-type="float">
            <text:p>1725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Dyabel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513" calcext:value-type="float">
            <text:p>172505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614" calcext:value-type="float">
            <text:p>1725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Rochus famulus de Turza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719" calcext:value-type="float">
            <text:p>172507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/Kaczo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729" calcext:value-type="float">
            <text:p>172507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Catharina /Gulczewna/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05" calcext:value-type="float">
            <text:p>1725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Casimirus /Gzoidz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ospeszata/</text:p>
          </table:table-cell>
          <table:table-cell office:value-type="string" calcext:value-type="string">
            <text:p>Elizabeth /Germana/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ustus Bartholomeus</text:p>
          </table:table-cell>
          <table:table-cell office:value-type="string" calcext:value-type="string">
            <text:p>Lucas moli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artholomeus /Soczka/ de Sarbinowo</text:p>
          </table:table-cell>
          <table:table-cell office:value-type="string" calcext:value-type="string">
            <text:p>Catharina coctrix de aula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Hiacinthus /Spychała/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Cathar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9" calcext:value-type="float">
            <text:p>1725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Z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902" calcext:value-type="float">
            <text:p>172509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 Ludovicus</text:p>
          </table:table-cell>
          <table:table-cell office:value-type="string" calcext:value-type="string">
            <text:p>Franciscus /Plaskat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Francisca /Rokos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16" calcext:value-type="float">
            <text:p>1725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30" calcext:value-type="float">
            <text:p>1725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008" calcext:value-type="float">
            <text:p>1725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Legoski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01" calcext:value-type="float">
            <text:p>172511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mulu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 profugi auriga de aula</text:p>
          </table:table-cell>
          <table:table-cell office:value-type="string" calcext:value-type="string">
            <text:p>omitted ab uxore</text:p>
          </table:table-cell>
          <table:table-cell table:number-columns-repeated="3"/>
          <table:table-cell office:value-type="string" calcext:value-type="string">
            <text:p>profugi = exiled? fugitive? vagabond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molitor lutheran illegitimate</text:p>
          </table:table-cell>
          <table:table-cell office:value-type="string" calcext:value-type="string">
            <text:p>/Myslewczanka/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8" calcext:value-type="float">
            <text:p>1725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Kędziora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25" calcext:value-type="float">
            <text:p>172511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Zagorski/ nobil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hias /Rokossow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location given as Śielec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06" calcext:value-type="float">
            <text:p>172601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Regin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14" calcext:value-type="float">
            <text:p>1726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Janc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Catharina /Wieczynska/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14" calcext:value-type="float">
            <text:p>17260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Av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Apolonia /Młynarksa/ de Gorzy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Frac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Anna /Szym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8" calcext:value-type="float">
            <text:p>17260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lasius famulus non subditi Damasławiensi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Helena uxor tabernator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1" calcext:value-type="float">
            <text:p>1726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2" calcext:value-type="float">
            <text:p>1726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Wazynski/ illegitimate</text:p>
          </table:table-cell>
          <table:table-cell office:value-type="string" calcext:value-type="string">
            <text:p>Margaretha /Graczowna/</text:p>
          </table:table-cell>
          <table:table-cell office:value-type="string" calcext:value-type="string">
            <text:p>Albertus /Skalski/ braxator de Damasławek</text:p>
          </table:table-cell>
          <table:table-cell office:value-type="string" calcext:value-type="string">
            <text:p>Catharina /Gulc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3" calcext:value-type="float">
            <text:p>172604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Golemowski/</text:p>
          </table:table-cell>
          <table:table-cell office:value-type="string" calcext:value-type="string">
            <text:p>/Jarac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10" calcext:value-type="float">
            <text:p>172604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alosi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Łeg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00" calcext:value-type="float">
            <text:p>172606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Szpurz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Theressia /Pogodzina/ ancilla</text:p>
          </table:table-cell>
          <table:table-cell/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0" calcext:value-type="float">
            <text:p>1726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ab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ostomus /Rozbicki/</text:p>
          </table:table-cell>
          <table:table-cell office:value-type="string" calcext:value-type="string">
            <text:p>/Wode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3" calcext:value-type="float">
            <text:p>172606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Mnich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 cantor ecclesi de Juncewo</text:p>
          </table:table-cell>
          <table:table-cell office:value-type="string" calcext:value-type="string">
            <text:p>Eva /Figrowna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9" calcext:value-type="float">
            <text:p>1726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Walkowicz/ sartor de Śielec</text:p>
          </table:table-cell>
          <table:table-cell office:value-type="string" calcext:value-type="string">
            <text:p>Marianna /Łegoska/ uxor cantoris eccle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815" calcext:value-type="float">
            <text:p>1726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 /Sobkowianka/</text:p>
          </table:table-cell>
          <table:table-cell/>
          <table:table-cell office:value-type="string" calcext:value-type="string">
            <text:p>Constantia /Tomicka/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2" calcext:value-type="float">
            <text:p>1726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 Franciscus</text:p>
          </table:table-cell>
          <table:table-cell office:value-type="string" calcext:value-type="string">
            <text:p>Michael /Golemowski/ possessor villa Damasławek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consors</text:p>
          </table:table-cell>
          <table:table-cell/>
          <table:table-cell office:value-type="string" calcext:value-type="string">
            <text:p>nobilis; location given as Aula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9" calcext:value-type="float">
            <text:p>1726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eg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consors haeres in Śielec</text:p>
          </table:table-cell>
          <table:table-cell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0904" calcext:value-type="float">
            <text:p>172609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/Stepha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029" calcext:value-type="float">
            <text:p>1726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/Koczedzyk/ adolescens ferrifaber de Piotrkowi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10" calcext:value-type="float">
            <text:p>17261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/Remiwicz/ servus aulic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Francisca uxor ovili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Damasław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Mathias /Klonkowicz/ seu /Cholew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amulus de Damasław</text:p>
          </table:table-cell>
          <table:table-cell office:value-type="string" calcext:value-type="string">
            <text:p>Marianna 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201" calcext:value-type="float">
            <text:p>17261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Barbar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Francisca /Zaiaczek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haeres villa Śielec</text:p>
          </table:table-cell>
          <table:table-cell/>
          <table:table-cell office:value-type="string" calcext:value-type="string">
            <text:p>nobilis; location given as Aula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0" calcext:value-type="float">
            <text:p>172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Ciesielski/ adolescens de Dochanowo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3" calcext:value-type="float">
            <text:p>17261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oczedzik/ ferrifaber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8" calcext:value-type="float">
            <text:p>172612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Valentinus /Przygodziak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 /Armacianka/</text:p>
          </table:table-cell>
          <table:table-cell office:value-type="string" calcext:value-type="string">
            <text:p>Simon /Pellio/ oppidanus de Janowiec</text:p>
          </table:table-cell>
          <table:table-cell office:value-type="string" calcext:value-type="string">
            <text:p>Catharina mercatrix de Janowi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s /Roliracik/ de Damasław</text:p>
          </table:table-cell>
          <table:table-cell office:value-type="string" calcext:value-type="string">
            <text:p>Helena tabernatrix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106" calcext:value-type="float">
            <text:p>1727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tis /Kolasianka/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/Kędziorow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205" calcext:value-type="float">
            <text:p>17270205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Komec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Rosalia /Ryszkiewi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08" calcext:value-type="float">
            <text:p>17270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Zbierąn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5" calcext:value-type="float">
            <text:p>1727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ovilio famulus plebana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ichalczak/ de Międzylesie</text:p>
          </table:table-cell>
          <table:table-cell office:value-type="string" calcext:value-type="string">
            <text:p>Elena /Mielc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acobus /Kolasiak/ adolescen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04" calcext:value-type="float">
            <text:p>1727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/Rzeznikiewicz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3" calcext:value-type="float">
            <text:p>1727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Malko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8" calcext:value-type="float">
            <text:p>172703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Regina /Boleszcz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518" calcext:value-type="float">
            <text:p>1727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eslak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 pastor de Damasław</text:p>
          </table:table-cell>
          <table:table-cell office:value-type="string" calcext:value-type="string">
            <text:p>Barbara /Crysztof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706" calcext:value-type="float">
            <text:p>172707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tabernator de Juncewo</text:p>
          </table:table-cell>
          <table:table-cell office:value-type="string" calcext:value-type="string">
            <text:p>Rozalia /Ryszkiewic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tis</text:p>
          </table:table-cell>
          <table:table-cell table:style-name="ce2" office:value-type="string" calcext:value-type="string">
            <text:p>Martinus /Domagała/ de Juncewo</text:p>
          </table:table-cell>
          <table:table-cell office:value-type="string" calcext:value-type="string">
            <text:p>Theress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2" calcext:value-type="float">
            <text:p>1727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5" calcext:value-type="float">
            <text:p>172710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Regina ancill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acobus /P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famulus de Juncewo</text:p>
          </table:table-cell>
          <table:table-cell office:value-type="string" calcext:value-type="string">
            <text:p>Regina /Z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122" calcext:value-type="float">
            <text:p>1727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ancilla cmetonis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Sophia /Owczarz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200" calcext:value-type="float">
            <text:p>172712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Międzylesie</text:p>
          </table:table-cell>
          <table:table-cell office:value-type="string" calcext:value-type="string">
            <text:p>/Kurzawia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1" calcext:value-type="float">
            <text:p>17280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Formąn/ de Nadborowo</text:p>
          </table:table-cell>
          <table:table-cell office:value-type="string" calcext:value-type="string">
            <text:p>Hedvigis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yskiwczanka/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eressia /Konietkowna/ ovilionis ux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Honestus molitor de Piotrkowice</text:p>
          </table:table-cell>
          <table:table-cell office:value-type="string" calcext:value-type="string">
            <text:p>Theressia /Woycie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1" calcext:value-type="float">
            <text:p>1728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adolescens et pater familias de Dochanowo</text:p>
          </table:table-cell>
          <table:table-cell office:value-type="string" calcext:value-type="string">
            <text:p>Marianna uxor molitor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2" calcext:value-type="float">
            <text:p>1728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8" calcext:value-type="float">
            <text:p>172805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Telczyn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 nepti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19" calcext:value-type="float">
            <text:p>172805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ovilionis alterius uxor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613" calcext:value-type="float">
            <text:p>1728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Stanislaus /Ryszkiewicz/ economus Juncewiensis</text:p>
          </table:table-cell>
          <table:table-cell office:value-type="string" calcext:value-type="string">
            <text:p>Rozalia /Miecznikowska/</text:p>
          </table:table-cell>
          <table:table-cell office:value-type="string" calcext:value-type="string">
            <text:p>Svietoslaus /Tomicki/ de Śielec</text:p>
          </table:table-cell>
          <table:table-cell office:value-type="string" calcext:value-type="string">
            <text:p>/Gorzewska/ de Rokossowskie</text:p>
          </table:table-cell>
          <table:table-cell/>
          <table:table-cell office:value-type="string" calcext:value-type="string">
            <text:p>location given as Juncewo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Regina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table:number-columns-repeated="3"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scriba aulici in 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caupo in Dąbrowa</text:p>
          </table:table-cell>
          <table:table-cell office:value-type="string" calcext:value-type="string">
            <text:p>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Szulc/ acatholic</text:p>
          </table:table-cell>
          <table:table-cell office:value-type="string" calcext:value-type="string">
            <text:p>Dorothea acatholic</text:p>
          </table:table-cell>
          <table:table-cell office:value-type="string" calcext:value-type="string">
            <text:p>Chrysostomus pat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Fraco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ovilio adolescens de Międzylesie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711" calcext:value-type="float">
            <text:p>172807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13" calcext:value-type="float">
            <text:p>1728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Damasław</text:p>
          </table:table-cell>
          <table:table-cell office:value-type="string" calcext:value-type="string">
            <text:p>/Kryszto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2" calcext:value-type="float">
            <text:p>1728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4" calcext:value-type="float">
            <text:p>172807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/Malkoski/ organarius</text:p>
          </table:table-cell>
          <table:table-cell office:value-type="string" calcext:value-type="string">
            <text:p>Magdalena /Ciesielska/ virgo mea nept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08" calcext:value-type="float">
            <text:p>172808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Rochus</text:p>
          </table:table-cell>
          <table:table-cell office:value-type="string" calcext:value-type="string">
            <text:p>Valentinus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19" calcext:value-type="float">
            <text:p>1728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stor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ieczynski/ economus de Dąbrowa</text:p>
          </table:table-cell>
          <table:table-cell table:style-name="ce2" office:value-type="string" calcext:value-type="string">
            <text:p>/Stanisławowa/ inquilina de Dąbrowa</text:p>
          </table:table-cell>
          <table:table-cell/>
          <table:table-cell office:value-type="string" calcext:value-type="string">
            <text:p>unclear whether child’s name is Pastoris or location is given as Dąbrowa Pastoris; child name may have been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822" calcext:value-type="float">
            <text:p>172808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Hiacinthus</text:p>
          </table:table-cell>
          <table:table-cell office:value-type="string" calcext:value-type="string">
            <text:p>Antonius /Piniazek/</text:p>
          </table:table-cell>
          <table:table-cell office:value-type="string" calcext:value-type="string">
            <text:p>Agnetis /Roszyn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consors eius</text:p>
          </table:table-cell>
          <table:table-cell/>
          <table:table-cell table:style-name="ce2" office:value-type="string" calcext:value-type="string">
            <text:p>location given as Damasławek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918" calcext:value-type="float">
            <text:p>1728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Thomas</text:p>
          </table:table-cell>
          <table:table-cell office:value-type="string" calcext:value-type="string">
            <text:p>Casimirus /Rebelinski/ economus Juncewiensi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Sosninski/</text:p>
          </table:table-cell>
          <table:table-cell office:value-type="string" calcext:value-type="string">
            <text:p>Theressia tabernatrix </text:p>
          </table:table-cell>
          <table:table-cell/>
          <table:table-cell office:value-type="string" calcext:value-type="string">
            <text:p>location given as Aula Juncewi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3" calcext:value-type="float">
            <text:p>172810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olasiak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ichael /Przybylak/ de Damasławek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4" calcext:value-type="float">
            <text:p>1728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Marianna /Owczarz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206" calcext:value-type="float">
            <text:p>172812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errifaber nonsubditi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ianus /Champel/ molitor</text:p>
          </table:table-cell>
          <table:table-cell office:value-type="string" calcext:value-type="string">
            <text:p>Dorothea /Suszkowa/ lutherana religionis</text:p>
          </table:table-cell>
          <table:table-cell/>
          <table:table-cell office:value-type="string" calcext:value-type="string">
            <text:p>note in margin indicates father is probably luthera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2" calcext:value-type="float">
            <text:p>1728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Magdalena virgo mea neptis</text:p>
          </table:table-cell>
          <table:table-cell/>
          <table:table-cell office:value-type="string" calcext:value-type="string">
            <text:p>neptis = granddaughter (of Petrus Cieszeski who performed the baptism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6" calcext:value-type="float">
            <text:p>1728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/Androszkowna/</text:p>
          </table:table-cell>
          <table:table-cell office:value-type="string" calcext:value-type="string">
            <text:p>Joannes /Konczal/ cmetho de Sarbinowo</text:p>
          </table:table-cell>
          <table:table-cell office:value-type="string" calcext:value-type="string">
            <text:p>Hedvigis /Koziet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8" calcext:value-type="float">
            <text:p>172812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table:style-name="ce2" office:value-type="string" calcext:value-type="string">
            <text:p>/Laskoski/ possessor Starężyn</text:p>
          </table:table-cell>
          <table:table-cell office:value-type="string" calcext:value-type="string">
            <text:p>consors eiu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Anus quia impericulo</text:p>
          </table:table-cell>
          <table:table-cell/>
          <table:table-cell office:value-type="string" calcext:value-type="string">
            <text:p>Lucia periculo mort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21" calcext:value-type="float">
            <text:p>17281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Hedvigis /Mackowna/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5" calcext:value-type="float">
            <text:p>172812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9" calcext:value-type="float">
            <text:p>1728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Zmi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Jakubowski/ de Międzylesie</text:p>
          </table:table-cell>
          <table:table-cell table:style-name="ce2" office:value-type="string" calcext:value-type="string">
            <text:p>Marianna /Dobrogoska/ de Międzylesie</text:p>
          </table:table-cell>
          <table:table-cell/>
          <table:table-cell office:value-type="string" calcext:value-type="string">
            <text:p>there’s a note about the godmother that i can’t quite make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118" calcext:value-type="float">
            <text:p>17290118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Ovilionis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Catharina uxor braxator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01" calcext:value-type="float">
            <text:p>17290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Bzd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Skatawski/</text:p>
          </table:table-cell>
          <table:table-cell office:value-type="string" calcext:value-type="string">
            <text:p>/Chwatkowska/ possesstrix in Wap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20" calcext:value-type="float">
            <text:p>17290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Kadziela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urzawa/ adolescens de Dąbrowa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229" calcext:value-type="float">
            <text:p>1729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gdalena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Makowski/ de Brudzyn</text:p>
          </table:table-cell>
          <table:table-cell office:value-type="string" calcext:value-type="string">
            <text:p>Marianna /Owczarzew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4" calcext:value-type="float">
            <text:p>1729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ovili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Juncewiensis</text:p>
          </table:table-cell>
          <table:table-cell office:value-type="string" calcext:value-type="string">
            <text:p>Magdalena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6" calcext:value-type="float">
            <text:p>1729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cauponi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ovilio de Damasław</text:p>
          </table:table-cell>
          <table:table-cell office:value-type="string" calcext:value-type="string">
            <text:p>Constantia /Kurzaw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01" calcext:value-type="float">
            <text:p>172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/Ka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Francisca mollinaris uxor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0529" calcext:value-type="float">
            <text:p>172905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Owczarzewna/ virgo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08" calcext:value-type="float">
            <text:p>1729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łupni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tuszowiak/ de Dąbrowa</text:p>
          </table:table-cell>
          <table:table-cell office:value-type="string" calcext:value-type="string">
            <text:p>Constantia /Kurzawianka/ de Dąbrowa</text:p>
          </table:table-cell>
          <table:table-cell/>
          <table:table-cell office:value-type="string" calcext:value-type="string">
            <text:p>on 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wiątosław /Tomicki/ filius Joanni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Theressia /Ka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22" calcext:value-type="float">
            <text:p>17300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anorin*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de Dąbrowa</text:p>
          </table:table-cell>
          <table:table-cell office:value-type="string" calcext:value-type="string">
            <text:p>Anna 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30" calcext:value-type="float">
            <text:p>1730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Laurentius /Josielai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Catharina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Kaczmar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olewiak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trzohsak/</text:p>
          </table:table-cell>
          <table:table-cell office:value-type="string" calcext:value-type="string">
            <text:p>Magdalena /Kaczmarzynka/ z Dochon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12" calcext:value-type="float">
            <text:p>1730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Harmac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de Dąbrowa</text:p>
          </table:table-cell>
          <table:table-cell office:value-type="string" calcext:value-type="string">
            <text:p>Margaretha /Domag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26" calcext:value-type="float">
            <text:p>173003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Barbara /Kryszk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410" calcext:value-type="float">
            <text:p>173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rianna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528" calcext:value-type="float">
            <text:p>173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Martinus /Ju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 de Paryż</text:p>
          </table:table-cell>
          <table:table-cell office:value-type="string" calcext:value-type="string">
            <text:p>Hedvigis /Rybac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inquilinus de Damasław</text:p>
          </table:table-cell>
          <table:table-cell office:value-type="string" calcext:value-type="string">
            <text:p>Barbara /Knich/ de Damasławek uxor Christophori inquilin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3" calcext:value-type="float">
            <text:p>173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6" calcext:value-type="float">
            <text:p>173007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Valen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gnes uxor ovilionis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819" calcext:value-type="float">
            <text:p>173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de Międzylesie uxor Michae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06" calcext:value-type="float">
            <text:p>1730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dolescens filius ovilionis Martini de Juncewo</text:p>
          </table:table-cell>
          <table:table-cell office:value-type="string" calcext:value-type="string">
            <text:p>Eva uxor Hiacinthi /Spychała/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0" calcext:value-type="float">
            <text:p>173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7" calcext:value-type="float">
            <text:p>1730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femia 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Reg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02" calcext:value-type="float">
            <text:p>1730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22" calcext:value-type="float">
            <text:p>173010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*etrice ex aula Sielcensi levantes ad sacrum regnerationis lavacrum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egina consors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virgo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1" calcext:value-type="float">
            <text:p>173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inquilinus de Kołarą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6" calcext:value-type="float">
            <text:p>1730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ovilionis ex au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 semicmet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210" calcext:value-type="float">
            <text:p>1730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Constantia /Rokossowska/ soror sua nata /Tomicka/ ex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114" calcext:value-type="float">
            <text:p>1731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Constanti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225" calcext:value-type="float">
            <text:p>1731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Soph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simirus /Rebelinski/ braxato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5" calcext:value-type="float">
            <text:p>1731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gnes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Eva uxor Hiacinthi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Wała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2" calcext:value-type="float">
            <text:p>1731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ovlion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Barbara uxor Christophori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Śielec</text:p>
          </table:table-cell>
          <table:table-cell office:value-type="string" calcext:value-type="string">
            <text:p>Agnes uxor Casimiri de Śielec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da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rianna /Janisze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7" calcext:value-type="float">
            <text:p>173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Justina /Skarzewska/ virgo de Re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3" calcext:value-type="float">
            <text:p>1731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Adalbertus pastor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Sophia /Armaci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8" calcext:value-type="float">
            <text:p>173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lbertus /Mnich/ cmet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ex aula Juncewiensis</text:p>
          </table:table-cell>
          <table:table-cell office:value-type="string" calcext:value-type="string">
            <text:p>Catharina /Kroykowa/ uxor Laurentius /Kroi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513" calcext:value-type="float">
            <text:p>173105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Jackow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06" calcext:value-type="float">
            <text:p>173106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/Dobek/ famulus Laurentii /Zbnewski/ de Cerekwica</text:p>
          </table:table-cell>
          <table:table-cell office:value-type="string" calcext:value-type="string">
            <text:p>Michael /Prim/ de Komorowo</text:p>
          </table:table-cell>
          <table:table-cell/>
          <table:table-cell office:value-type="string" calcext:value-type="string">
            <text:p>Margaretha de Grzymołtowice consors scultetis de Grzymolt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rzawiak/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Catharin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 /Tomicka/</text:p>
          </table:table-cell>
          <table:table-cell office:value-type="string" calcext:value-type="string">
            <text:p>Joannes /Tomicki/ de Starężynek</text:p>
          </table:table-cell>
          <table:table-cell office:value-type="string" calcext:value-type="string">
            <text:p>Catharina /Belącka/ consorte Joannis /Tomic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sutor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lbertus /Mnich/ cmetonis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Catuij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Puvol/ de Damasław</text:p>
          </table:table-cell>
          <table:table-cell office:value-type="string" calcext:value-type="string">
            <text:p>Margaretha de Juncewo uxor Martini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8" calcext:value-type="float">
            <text:p>1731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Pulro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ovilio de Międzylesie</text:p>
          </table:table-cell>
          <table:table-cell office:value-type="string" calcext:value-type="string">
            <text:p>Marianna vidua oeconom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715" calcext:value-type="float">
            <text:p>1731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m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Lucia /Domagalina/ uxor Bartholomei /Domagał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05" calcext:value-type="float">
            <text:p>1731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5" calcext:value-type="float">
            <text:p>1731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lar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virgo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9" calcext:value-type="float">
            <text:p>173108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Antonius /Piniązek/ oeconomus Michaelis /Raczinski/ palatini calissiens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/Rokossow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2" calcext:value-type="float">
            <text:p>173109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egidi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 de Piotrkowice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7" calcext:value-type="float">
            <text:p>1731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/Kot/ mend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adolescens ovilio de Juncewo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23" calcext:value-type="float">
            <text:p>173109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Casimir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/Kacza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30" calcext:value-type="float">
            <text:p>1731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ria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adolescens de Ułanowo</text:p>
          </table:table-cell>
          <table:table-cell office:value-type="string" calcext:value-type="string">
            <text:p>Barbar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04" calcext:value-type="float">
            <text:p>1731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Helena ancilla de Damasławek filia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27" calcext:value-type="float">
            <text:p>1731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Żagorski/ famulus Sventoslai /Tomic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thias /Rokossowski/ adolescens</text:p>
          </table:table-cell>
          <table:table-cell office:value-type="string" calcext:value-type="string">
            <text:p>Constantia /Rokossowska/ consorte Stanislai /Rokoss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01" calcext:value-type="float">
            <text:p>1731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adolescens de Dąbrowa</text:p>
          </table:table-cell>
          <table:table-cell office:value-type="string" calcext:value-type="string">
            <text:p>Sophia uxor braxator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1" calcext:value-type="float">
            <text:p>1731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ucas /Żure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missing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Lucia /Domagalina/ tra?? persona de Juncewo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adolescens de Śielec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2" calcext:value-type="float">
            <text:p>1731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adolescens ovilio de Damasławek</text:p>
          </table:table-cell>
          <table:table-cell office:value-type="string" calcext:value-type="string">
            <text:p>Regina /By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nna /Przi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1" calcext:value-type="float">
            <text:p>1731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Beelk/ incola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Jantz/ vagabunda persona</text:p>
          </table:table-cell>
          <table:table-cell office:value-type="string" calcext:value-type="string">
            <text:p>Sophia /Nerink/ scultetissa uxor Josephi /Nerink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5" calcext:value-type="float">
            <text:p>173112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Thomas</text:p>
          </table:table-cell>
          <table:table-cell office:value-type="string" calcext:value-type="string">
            <text:p>Franciscus /Plaskom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30" calcext:value-type="float">
            <text:p>1731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Paulus /Rybak/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Theressia /Skrzinska/ oeconom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113" calcext:value-type="float">
            <text:p>1732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acobus /F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adolescens ovilio de Mokronosy</text:p>
          </table:table-cell>
          <table:table-cell office:value-type="string" calcext:value-type="string">
            <text:p>Catharina /Pyrzank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3" calcext:value-type="float">
            <text:p>1732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C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7" calcext:value-type="float">
            <text:p>1732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adolescens ovilio de Domo Plebanali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Marianna /Lipinska/ virgo G. /Rokoss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Kurzawiak/ adolescens de Dąbrowa</text:p>
          </table:table-cell>
          <table:table-cell office:value-type="string" calcext:value-type="string">
            <text:p>Constantia /Kurzawiąnka/ virgo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7" calcext:value-type="float">
            <text:p>1732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dalbertus /Kusz/ semicmet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Cwikła/ de Juncewo ovilio de aula</text:p>
          </table:table-cell>
          <table:table-cell office:value-type="string" calcext:value-type="string">
            <text:p>Regina uxor Adalberti /Mnich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Malkowska/ uxor Antonii /Malkoski/ organarius Juncewiensis</text:p>
          </table:table-cell>
          <table:table-cell/>
          <table:table-cell office:value-type="string" calcext:value-type="string">
            <text:p>name of father may be mentioned in cut-off top line of next page; possible twin of Josep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/Rolirad/ ancilla filia Michael /Rolirad/ inhabitatory Damaslawensis</text:p>
          </table:table-cell>
          <table:table-cell office:value-type="string" calcext:value-type="string">
            <text:p>Martinus /Domagała/ inquilinus plebinalis de Juncewo</text:p>
          </table:table-cell>
          <table:table-cell office:value-type="string" calcext:value-type="string">
            <text:p>Marianna /Malkoska/ de Juncewo uxor organarius Juncewiensis</text:p>
          </table:table-cell>
          <table:table-cell/>
          <table:table-cell office:value-type="string" calcext:value-type="string">
            <text:p>possibly twin of Gertrud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3" calcext:value-type="float">
            <text:p>1732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Magdalena uxor Blasii /Dupą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5" calcext:value-type="float">
            <text:p>1732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/Jęchowa/ de Międzylesie ? to dziecko Owczars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23" calcext:value-type="float">
            <text:p>173204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sartor de Śielec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a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Hedvigis uxor Andreas /Mendici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Beink/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semicmetonis de Juncewo</text:p>
          </table:table-cell>
          <table:table-cell office:value-type="string" calcext:value-type="string">
            <text:p>Sophia oppidana de Rogowo uxor Severin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701" calcext:value-type="float">
            <text:p>1732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2:32:34.6329538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3-27T09:54:48.938000000</meta:creation-date>
    <meta:generator>LibreOffice/7.3.2.2$Linux_X86_64 LibreOffice_project/49f2b1bff42cfccbd8f788c8dc32c1c309559be0</meta:generator>
    <dc:date>2022-07-06T12:33:09.767754711</dc:date>
    <meta:editing-duration>P1DT20H13M16S</meta:editing-duration>
    <meta:editing-cycles>976</meta:editing-cycles>
    <meta:document-statistic meta:table-count="1" meta:cell-count="9619" meta:object-count="0"/>
  </office:meta>
</office:document-meta>
</file>